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37in"/>
    </style:style>
    <style:style style:name="co2" style:family="table-column">
      <style:table-column-properties fo:break-before="auto" style:column-width="8.6327in"/>
    </style:style>
    <style:style style:name="co3" style:family="table-column">
      <style:table-column-properties fo:break-before="auto" style:column-width="2.1319in"/>
    </style:style>
    <style:style style:name="co4" style:family="table-column">
      <style:table-column-properties fo:break-before="auto" style:column-width="1.2146in"/>
    </style:style>
    <style:style style:name="co5" style:family="table-column">
      <style:table-column-properties fo:break-before="auto" style:column-width="2.4047in"/>
    </style:style>
    <style:style style:name="co6" style:family="table-column">
      <style:table-column-properties fo:break-before="auto" style:column-width="16.2909in"/>
    </style:style>
    <style:style style:name="co7" style:family="table-column">
      <style:table-column-properties fo:break-before="auto" style:column-width="23.2071in"/>
    </style:style>
    <style:style style:name="co8" style:family="table-column">
      <style:table-column-properties fo:break-before="auto" style:column-width="6.4102in"/>
    </style:style>
    <style:style style:name="co9" style:family="table-column">
      <style:table-column-properties fo:break-before="auto" style:column-width="13.0866in"/>
    </style:style>
    <style:style style:name="co10" style:family="table-column">
      <style:table-column-properties fo:break-before="auto" style:column-width="5.3594in"/>
    </style:style>
    <style:style style:name="co11" style:family="table-column">
      <style:table-column-properties fo:break-before="auto" style:column-width="24.0307in"/>
    </style:style>
    <style:style style:name="co12" style:family="table-column">
      <style:table-column-properties fo:break-before="auto" style:column-width="19.5638in"/>
    </style:style>
    <style:style style:name="co13" style:family="table-column">
      <style:table-column-properties fo:break-before="auto" style:column-width="24.772in"/>
    </style:style>
    <style:style style:name="co14" style:family="table-column">
      <style:table-column-properties fo:break-before="auto" style:column-width="16.45in"/>
    </style:style>
    <style:style style:name="co15" style:family="table-column">
      <style:table-column-properties fo:break-before="auto" style:column-width="8.0425in"/>
    </style:style>
    <style:style style:name="co16" style:family="table-column">
      <style:table-column-properties fo:break-before="auto" style:column-width="5.2346in"/>
    </style:style>
    <style:style style:name="co17" style:family="table-column">
      <style:table-column-properties fo:break-before="auto" style:column-width="7.9008in"/>
    </style:style>
    <style:style style:name="co18" style:family="table-column">
      <style:table-column-properties fo:break-before="auto" style:column-width="12.8205in"/>
    </style:style>
    <style:style style:name="co19" style:family="table-column">
      <style:table-column-properties fo:break-before="auto" style:column-width="1.4146in"/>
    </style:style>
    <style:style style:name="co20" style:family="table-column">
      <style:table-column-properties fo:break-before="auto" style:column-width="21.6008in"/>
    </style:style>
    <style:style style:name="co21" style:family="table-column">
      <style:table-column-properties fo:break-before="auto" style:column-width="1.1299in"/>
    </style:style>
    <style:style style:name="co22" style:family="table-column">
      <style:table-column-properties fo:break-before="auto" style:column-width="3.5236in"/>
    </style:style>
    <style:style style:name="co23" style:family="table-column">
      <style:table-column-properties fo:break-before="auto" style:column-width="2.2193in"/>
    </style:style>
    <style:style style:name="co24" style:family="table-column">
      <style:table-column-properties fo:break-before="auto" style:column-width="1.2799in"/>
    </style:style>
    <style:style style:name="co25" style:family="table-column">
      <style:table-column-properties fo:break-before="auto" style:column-width="9.6047in"/>
    </style:style>
    <style:style style:name="co26" style:family="table-column">
      <style:table-column-properties fo:break-before="auto" style:column-width="1.0398in"/>
    </style:style>
    <style:style style:name="co27" style:family="table-column">
      <style:table-column-properties fo:break-before="auto" style:column-width="16.3898in"/>
    </style:style>
    <style:style style:name="co28" style:family="table-column">
      <style:table-column-properties fo:break-before="auto" style:column-width="0.7228in"/>
    </style:style>
    <style:style style:name="co29" style:family="table-column">
      <style:table-column-properties fo:break-before="auto" style:column-width="3.6945in"/>
    </style:style>
    <style:style style:name="co30" style:family="table-column">
      <style:table-column-properties fo:break-before="auto" style:column-width="8.374in"/>
    </style:style>
    <style:style style:name="co31" style:family="table-column">
      <style:table-column-properties fo:break-before="auto" style:column-width="8.9512in"/>
    </style:style>
    <style:style style:name="co32" style:family="table-column">
      <style:table-column-properties fo:break-before="auto" style:column-width="9.7689in"/>
    </style:style>
    <style:style style:name="co33" style:family="table-column">
      <style:table-column-properties fo:break-before="auto" style:column-width="0.952in"/>
    </style:style>
    <style:style style:name="co34" style:family="table-column">
      <style:table-column-properties fo:break-before="auto" style:column-width="0.439in"/>
    </style:style>
    <style:style style:name="co35" style:family="table-column">
      <style:table-column-properties fo:break-before="auto" style:column-width="9.0807in"/>
    </style:style>
    <style:style style:name="co36" style:family="table-column">
      <style:table-column-properties fo:break-before="auto" style:column-width="7.1902in"/>
    </style:style>
    <style:style style:name="co37" style:family="table-column">
      <style:table-column-properties fo:break-before="auto" style:column-width="0.7445in"/>
    </style:style>
    <style:style style:name="co38" style:family="table-column">
      <style:table-column-properties fo:break-before="auto" style:column-width="9.3425in"/>
    </style:style>
    <style:style style:name="co39"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8398in" fo:break-before="auto" style:use-optimal-row-height="true"/>
    </style:style>
    <style:style style:name="ro3" style:family="table-row">
      <style:table-row-properties style:row-height="1.6783in" fo:break-before="auto" style:use-optimal-row-height="true"/>
    </style:style>
    <style:style style:name="ro4" style:family="table-row">
      <style:table-row-properties style:row-height="4.0008in" fo:break-before="auto" style:use-optimal-row-height="true"/>
    </style:style>
    <style:style style:name="ro5" style:family="table-row">
      <style:table-row-properties style:row-height="8.6335in" fo:break-before="auto" style:use-optimal-row-height="true"/>
    </style:style>
    <style:style style:name="ro6" style:family="table-row">
      <style:table-row-properties style:row-height="2.6736in" fo:break-before="auto" style:use-optimal-row-height="true"/>
    </style:style>
    <style:style style:name="ro7" style:family="table-row">
      <style:table-row-properties style:row-height="2.3425in" fo:break-before="auto" style:use-optimal-row-height="true"/>
    </style:style>
    <style:style style:name="ro8" style:family="table-row">
      <style:table-row-properties style:row-height="8.9654in" fo:break-before="auto" style:use-optimal-row-height="true"/>
    </style:style>
    <style:style style:name="ro9" style:family="table-row">
      <style:table-row-properties style:row-height="0.518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0.1264in" fo:break-before="auto" style:use-optimal-row-height="true"/>
    </style:style>
    <style:style style:name="ro12" style:family="table-row">
      <style:table-row-properties style:row-height="0.6839in" fo:break-before="auto" style:use-optimal-row-height="true"/>
    </style:style>
    <style:style style:name="ro13" style:family="table-row">
      <style:table-row-properties style:row-height="3.6689in" fo:break-before="auto" style:use-optimal-row-height="true"/>
    </style:style>
    <style:style style:name="ro14" style:family="table-row">
      <style:table-row-properties style:row-height="2.0102in" fo:break-before="auto" style:use-optimal-row-height="true"/>
    </style:style>
    <style:style style:name="ro15" style:family="table-row">
      <style:table-row-properties style:row-height="1.0154in" fo:break-before="auto" style:use-optimal-row-height="true"/>
    </style:style>
    <style:style style:name="ro16" style:family="table-row">
      <style:table-row-properties style:row-height="8.1362in" fo:break-before="auto" style:use-optimal-row-height="true"/>
    </style:style>
    <style:style style:name="ro17" style:family="table-row">
      <style:table-row-properties style:row-height="3.3366in" fo:break-before="auto" style:use-optimal-row-height="true"/>
    </style:style>
    <style:style style:name="ro18" style:family="table-row">
      <style:table-row-properties style:row-height="3.8346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text:p>job</text:p>
          </table:table-cell>
          <table:table-cell office:value-type="string">
            <text:p>job-href</text:p>
          </table:table-cell>
          <table:table-cell office:value-type="string">
            <text:p>title</text:p>
          </table:table-cell>
          <table:table-cell office:value-type="string">
            <text:p>company</text:p>
          </table:table-cell>
          <table:table-cell office:value-type="string">
            <text:p>location</text:p>
          </table:table-cell>
          <table:table-cell office:value-type="string">
            <text:p>employment type</text:p>
          </table:table-cell>
          <table:table-cell office:value-type="string">
            <text:p>industry</text:p>
          </table:table-cell>
          <table:table-cell office:value-type="string">
            <text:p>url</text:p>
          </table:table-cell>
          <table:table-cell office:value-type="string">
            <text:p>desc</text:p>
          </table:table-cell>
          <table:table-cell office:value-type="string">
            <text:p>qualifications</text:p>
          </table:table-cell>
          <table:table-cell office:value-type="string">
            <text:p>aboutus</text:p>
          </table:table-cell>
          <table:table-cell table:number-columns-repeated="29"/>
        </table:table-row>
        <table:table-row table:style-name="ro2">
          <table:table-cell office:value-type="string">
            <text:p>Electrical Engineer II</text:p>
          </table:table-cell>
          <table:table-cell office:value-type="string">
            <text:p>https://www.linkedin.com/jobs?viewJob=&amp;jobId=69319854&amp;refId=5aaf799d-a1e6-4797-b651-4d9e0c6b4b3b&amp;trk=jobs_home_click_jymbii</text:p>
          </table:table-cell>
          <table:table-cell office:value-type="string">
            <text:p>Electrical Engineer II</text:p>
          </table:table-cell>
          <table:table-cell office:value-type="string">
            <text:p>Leviton</text:p>
          </table:table-cell>
          <table:table-cell office:value-type="string">
            <text:p>Tualatin</text:p>
          </table:table-cell>
          <table:table-cell office:value-type="string">
            <text:p><text:s/>OR - US</text:p>
          </table:table-cell>
          <table:table-cell office:value-type="string">
            <text:p>Full-time</text:p>
          </table:table-cell>
          <table:table-cell office:value-type="string">
            <text:p>Mechanical or Industrial Engineering</text:p>
          </table:table-cell>
          <table:table-cell office:value-type="string">
            <text:p><text:s/>Electrical/Electronic Manufacturing</text:p>
          </table:table-cell>
          <table:table-cell office:value-type="string">
            <text:p>/jobs2/view/externalApply/69319854?trk=jobs_home_click_jymbii&amp;refId=5aaf799d-a1e6-4797-b651-4d9e0c6b4b3b&amp;url=http%3A%2F%2Fcareers.leviton.com%2Fjobsearch%2Fjob-details%2Felectrical-engineer-ii%2F1812%2F&amp;urlHash=3spc&amp;csrfToken=ajax%3A1446059594081374591</text:p>
          </table:table-cell>
          <table:table-cell office:value-type="string">
            <text:p>This position is responsible for designing, developing and testing all aspects of electrical components, equipment, products, machinery and/or systems. Entails familiarity with standard concepts, practices and procedures within Electrical Engineering and applies them to accomplish goals. This position has a certain degree of creativity and latitude.</text:p>
            <text:p/>
            <text:p>Job Responsibilities:</text:p>
            <text:p/>
            <text:p>Confer with engineering team, customers, and others to discuss existing or potential engineering projects and products. Coordinate manufacturing, installation, maintenance, support, documentation, and testing activities to ensure compliance with specifications, codes, and requirements. Design, implement, maintain, and improve electrical components, equipment, products, machinery and/or systems. Prepare specifications for purchase of materials and equipment. Operate computer-assisted engineering and design software and equipment to perform engineering tasks. Inspect completed installations and observe operations to ensure conformance to design and equipment specifications and compliance with operational and safety standards Develops and maintains Engineering (design and testing) documentation per ISO standards that support the business unit quality system. Additional duties as assigned </text:p>
            <text:p>Additional Responsibilities </text:p>
            <text:p/>
            <text:p>Design and maintain automation software and hardware test fixtures for calibration and verification of products</text:p>
            <text:p>Skills &amp; Abilities:</text:p>
            <text:p>Substantial knowledge of Electrical/Electronics concepts, analog &amp; digital design, solid understanding of the properties of discrete semiconductors &amp; RF theory Proven experience in electrical design, printed wiring board design, schematic capture. Works with PCB designer &amp; technicians to prototypes PWAs and prove competencies. Capable of constructing and testing electrical assemblies</text:p>
            <text:p>Education &amp; Experience:</text:p>
            <text:p>Bachelor of Science degree (BSEE) or equivalent from four-year college required Minimum 4 years experience required</text:p>
            <text:p>Additional Education, Skills &amp; Abilities</text:p>
            <text:p>Hardware and software (C Programming) design experience required Familiarity with Linux Operating Systems Thorough understanding of the Modbus Communications Protocol preferred</text:p>
            <text:p>Travel</text:p>
            <text:p>10%</text:p>
            <text:p>Leviton is an AA/EEO employer</text:p>
          </table:table-cell>
          <table:table-cell office:value-type="string">
            <text:p>null</text:p>
          </table:table-cell>
          <table:table-cell office:value-type="string">
            <text:p>Leviton is a global leader in electrical wiring devices</text:p>
          </table:table-cell>
          <table:table-cell office:value-type="string">
            <text:p><text:s/>lighting energy management solutions</text:p>
          </table:table-cell>
          <table:table-cell office:value-type="string">
            <text:p><text:s/>networking solutions</text:p>
          </table:table-cell>
          <table:table-cell office:value-type="string">
            <text:p><text:s/>security and home automation and commercial data infrastructure products. Leviton offers a product line that includes more than 25</text:p>
          </table:table-cell>
          <table:table-cell office:value-type="string">
            <text:p>000 devices for virtually every conceivable residential</text:p>
          </table:table-cell>
          <table:table-cell office:value-type="string">
            <text:p><text:s/>commercial and industrial wiring device need.</text:p>
          </table:table-cell>
          <table:table-cell table:number-columns-repeated="22"/>
        </table:table-row>
        <table:table-row table:style-name="ro3">
          <table:table-cell office:value-type="string">
            <text:p>Development Engineer</text:p>
          </table:table-cell>
          <table:table-cell office:value-type="string">
            <text:p>https://www.linkedin.com/jobs?viewJob=&amp;jobId=69933778&amp;refId=5aaf799d-a1e6-4797-b651-4d9e0c6b4b3b&amp;trk=jobs_home_click_jymbii</text:p>
          </table:table-cell>
          <table:table-cell office:value-type="string">
            <text:p>Development Engineer</text:p>
          </table:table-cell>
          <table:table-cell office:value-type="string">
            <text:p>Qorvo</text:p>
          </table:table-cell>
          <table:table-cell office:value-type="string">
            <text:p><text:s/>Inc.</text:p>
          </table:table-cell>
          <table:table-cell office:value-type="string">
            <text:p>OR - Hillsboro</text:p>
          </table:table-cell>
          <table:table-cell office:value-type="string">
            <text:p>Full-time</text:p>
          </table:table-cell>
          <table:table-cell office:value-type="string">
            <text:p>Consumer Electronics</text:p>
          </table:table-cell>
          <table:table-cell office:value-type="string">
            <text:p><text:s/>Semiconductors</text:p>
          </table:table-cell>
          <table:table-cell office:value-type="string">
            <text:p><text:s/>Wireless</text:p>
          </table:table-cell>
          <table:table-cell office:value-type="string">
            <text:p>/jobs2/view/externalApply/69933778?trk=jobs_home_click_jymbii&amp;refId=5aaf799d-a1e6-4797-b651-4d9e0c6b4b3b&amp;url=https%3A%2F%2Ftriquint.authoria.net%2Fviewjob.html%3Foptlink-view%3Dview-13522%26ERFormID%3Dnewjoblist%26ERFormCode%3Dany%26eresc%3DLinkedIn&amp;urlHash=yfNO&amp;csrfToken=ajax%3A1446059594081374591</text:p>
          </table:table-cell>
          <table:table-cell office:value-type="string">
            <text:p>RESPONSIBLITIES:</text:p>
            <text:p>Evaluate robustness of new designs to variations in the manufacturing process Maximize yield by reducing product's sensitivity to process variation Analyze product designs to insure DFT (Design For Testability) and DFM (Design For Manufacturability) Develop production tests to verify product performance Develop in-process screens (e.g. wafer sort) to optimize product cost and quality Monitor initial product yield and quality and drive improvement efforts Plan and execute product qualifications to ensure reliability Coordinate activities for manufacturing release to meet scheduled milestones Determine root causes of nonconforming product and take appropriate action Implement corrective and preventive actions to eliminate defects and nonconforming material</text:p>
            <text:p>Additionally, the ideal candidate will be able to:</text:p>
            <text:p>Interpret data using statistical techniques (time-series analysis, DOE, SPC, ANOVA) Analyze and effectively present technical information Design/analyze RF &amp; microwave circuits Set up and perform lab RF measurements Understand IC fabrication technology and techniques Develop tests on RF ATE Conduct measurement systems analysis (gauge R&amp;R) Evaluate product performance to specifications (process capability) Engage in group problem-solving and process improvement projects Write clear and concise specifications, reports, instructions, etc. Exercise proper engineering discipline required in a manufacturing environment</text:p>
            <text:p>QUALIFICATIONS:</text:p>
            <text:p>BS/MS in Electrical Engineering, Material Science, Physics or equivalent 2 to 5 years’ experience as an IC Product Engineer desirable, preferably for RFIC products Good knowledge in RF systems, technologies and measurements/instrumentation Experience with LTX MX systems desirable Familiarity with Six Sigma methods is desirable</text:p>
            <text:p>MAKE A DIFFERENCE AT QORVO</text:p>
            <text:p>We are Qorvo. We do more than create innovative RF solutions for the mobile, defense and infrastructure markets – we are a place to innovate and shape the future of wireless communications. It starts with our employees. As a unified global team, we bring a commitment to excellence, growth and a passion for creating what's next. Explore the possibilities with us.</text:p>
            <text:p/>
            <text:p>We are an Equal Employment Opportunity (EEO) / Affirmative Action employer and welcome all qualified applicants. Applicants will receive fair and impartial consideration without regard to race, color, religion, sex, sexual orientation, gender identity, national origin, age, military or veteran status, physical or mental disability, genetic information, and/or any other status protected by law.</text:p>
          </table:table-cell>
          <table:table-cell office:value-type="string">
            <text:p>QUALIFICATIONS:</text:p>
            <text:p>BS/MS in Electrical Engineering, Material Science, Physics or equivalent 2 to 5 years’ experience as an IC Product Engineer desirable, preferably for RFIC products Good knowledge in RF systems, technologies and measurements/instrumentation Experience with LTX MX systems desirable Familiarity with Six Sigma methods is desirable</text:p>
            <text:p>MAKE A DIFFERENCE AT QORVO</text:p>
            <text:p>We are Qorvo. We do more than create innovative RF solutions for the mobile, defense and infrastructure markets &amp;ndash; we are a place to innovate and shape the future of wireless communications. It starts with our employees. As a unified global team, we bring a commitment to excellence, growth and a passion for creating what's next. Explore the possibilities with us.</text:p>
            <text:p/>
            <text:p>We are an Equal Employment Opportunity (EEO) / Affirmative Action employer and welcome all qualified applicants. Applicants will receive fair and impartial consideration without regard to race, color, religion, sex, sexual orientation, gender identity, national origin, age, military or veteran status, physical or mental disability, genetic information, and/or any other status protected by law.</text:p>
          </table:table-cell>
          <table:table-cell office:value-type="string">
            <text:p>Qorvo (Nasdaq:QRVO) is a leading provider of core technologies and RF solutions for mobile, infrastructure and aerospace/defense applications. Qorvo was formed following the merger of RFMD and TriQuint, and has more than 6,000 global employees dedicated to delivering solutions for everything that connects the world. Qorvo has the industry's broadest portfolio of products and core technologies; world-class ISO9001-, ISO 14001- and ISO/TS 16949-certified manufacturing facilities; and is a DoD-accredited ‘Trusted Source’ (Category 1A) for GaAs, GaN and BAW products and services. For the industry’s leading core RF solutions, visit www.qorvo.com.</text:p>
          </table:table-cell>
          <table:table-cell table:number-columns-repeated="26"/>
        </table:table-row>
        <table:table-row table:style-name="ro4">
          <table:table-cell office:value-type="string">
            <text:p>Graduate Intern in Quality and Reliability</text:p>
          </table:table-cell>
          <table:table-cell office:value-type="string">
            <text:p>https://www.linkedin.com/jobs?viewJob=&amp;jobId=71839572&amp;refId=5aaf799d-a1e6-4797-b651-4d9e0c6b4b3b&amp;trk=jobs_home_click_jymbii</text:p>
          </table:table-cell>
          <table:table-cell office:value-type="string">
            <text:p>Graduate Intern in Quality and Reliability</text:p>
          </table:table-cell>
          <table:table-cell office:value-type="string">
            <text:p>Intel</text:p>
          </table:table-cell>
          <table:table-cell office:value-type="string">
            <text:p>US-Oregon</text:p>
          </table:table-cell>
          <table:table-cell office:value-type="string">
            <text:p><text:s/>Hillsboro</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Semiconductors</text:p>
          </table:table-cell>
          <table:table-cell office:value-type="string">
            <text:p>/jobs2/view/externalApply/71839572?trk=jobs_home_click_jymbii&amp;refId=5aaf799d-a1e6-4797-b651-4d9e0c6b4b3b&amp;url=https%3A%2F%2Fintel.taleo.net%2Fcareersection%2Fjobdetail.ftl%3Fjob%3D773010%26src%3DUNV-11802&amp;urlHash=hi4X&amp;csrfToken=ajax%3A1446059594081374591</text:p>
          </table:table-cell>
          <table:table-cell office:value-type="string">
            <text:p>Come intern with Intel's CQN (Corporate Quality Network)! Responsibilities may be quite diverse in a technical nature and will vary significantly depending on the unique needs of the role, U.S. experience and education requirements. </text:p>
            <text:p/>
            <text:p>Responsibilities may consist of measurement data acquisition and analysis of electron devices, building device level models, or other types of data analysis related to transistor, interconnect, defect reliability, Si-package interaction, or soft error rate development efforts. The intern will be responsible for data collection, analysis, model formulation, and communicating results based on a 3 month summer project. </text:p>
            <text:p/>
            <text:p>The ideal candidate should exhibit the following behavioral traits: </text:p>
            <text:p><text:s/>• Problem-solving skills.</text:p>
            <text:p><text:s/>• Ability to multitask.</text:p>
            <text:p><text:s/>• Strong written and verbal communication skills.</text:p>
            <text:p><text:s/>• Ability to work in a dynamic and team oriented environment.</text:p>
            <text:p>Qualifications</text:p>
            <text:p/>
            <text:p>You must possess the below minimum qualifications to be initially considered for this position. Preferred qualifications are in addition to the minimum requirements and are considered a plus factor in identifying top candidates. Experience listed below would be obtained through a combination of your school work/classes/research and/or relevant previous job and/or internship experiences. </text:p>
            <text:p/>
            <text:p>Minimum Qualifications: </text:p>
            <text:p><text:s/>• Candidate must be working towards a M.S. or Ph.D. degree in Electrical Engineering, Material Science, Physics or related discipline. </text:p>
            <text:p><text:s/>• 1 year of experience in semiconductor device physics.</text:p>
            <text:p><text:s/>• 1 year of experience in programming (C, C++, or a scripting language). </text:p>
            <text:p><text:s/>• 6 months of experience in transistor reliability physics. </text:p>
            <text:p/>
            <text:p>Preferred Qualifications: </text:p>
            <text:p><text:s/>• Experience in experimental design, execution, and interpretation is an added advantage. </text:p>
            <text:p><text:s/>• Experience with electrical measurement equipment is a plus. </text:p>
            <text:p><text:s/>• Basic understanding of radiation effects in semiconductor devices is considered a bonus. </text:p>
            <text:p><text:s/>• Basic understanding of digital circuit design is an advantage.</text:p>
          </table:table-cell>
          <table:table-cell office:value-type="string">
            <text:p>null</text:p>
          </table:table-cell>
          <table:table-cell office:value-type="string">
            <text:p>Creating and extending computing technology to connect and enrich the lives of every person on Earth--that's our vision, is it yours? We are changing the world at Intel. Through our technical innovation, our endless efforts in education, environmental sustainability, healthcare, and much, much more. </text:p>
            <text:p/>
            <text:p>The range of computing products based on Intel® architecture goes beyond PCs and servers and extends to phones, tablets, consumer electronics devices, and more. We are the world's largest semiconductor chip maker, based on revenue. Platforms are designed and configured to work together to provide an optimized user computing solution--one that is seamless, connected and puts the user at the center. </text:p>
            <text:p/>
            <text:p>Step inside our world and you’ll find one brilliant mind after another working together in a spirit of collaboration that is simply contagious. And through this shared dedication—this culture of innovation and exploration—we do more than deliver the latest technologies. We deliver the future. See for yourself. Look Inside.</text:p>
          </table:table-cell>
          <table:table-cell table:number-columns-repeated="26"/>
        </table:table-row>
        <table:table-row table:style-name="ro5">
          <table:table-cell office:value-type="string">
            <text:p>Software Development Engineer</text:p>
          </table:table-cell>
          <table:table-cell office:value-type="string">
            <text:p>https://www.linkedin.com/jobs?viewJob=&amp;jobId=67400439&amp;refId=5aaf799d-a1e6-4797-b651-4d9e0c6b4b3b&amp;trk=jobs_home_click_jymbii</text:p>
          </table:table-cell>
          <table:table-cell office:value-type="string">
            <text:p>Software Development Engineer</text:p>
          </table:table-cell>
          <table:table-cell office:value-type="string">
            <text:p>Intel Security</text:p>
          </table:table-cell>
          <table:table-cell office:value-type="string">
            <text:p>Hillsboro </text:p>
          </table:table-cell>
          <table:table-cell office:value-type="string">
            <text:p><text:s/>Oregon </text:p>
          </table:table-cell>
          <table:table-cell office:value-type="string">
            <text:p><text:s/>USA</text:p>
          </table:table-cell>
          <table:table-cell office:value-type="string">
            <text:p>Full-time</text:p>
          </table:table-cell>
          <table:table-cell office:value-type="string">
            <text:p>Computer Software</text:p>
          </table:table-cell>
          <table:table-cell office:value-type="string">
            <text:p><text:s/>Information Technology and Services</text:p>
          </table:table-cell>
          <table:table-cell office:value-type="string">
            <text:p><text:s/>Computer &amp; Network Security</text:p>
          </table:table-cell>
          <table:table-cell office:value-type="string">
            <text:p>/jobs2/view/externalApply/67400439?trk=jobs_home_click_jymbii&amp;refId=5aaf799d-a1e6-4797-b651-4d9e0c6b4b3b&amp;url=http%3A%2F%2Fjobs.intelsecurity.com%2Fus%2Fall-north-america%2Fsoftware-engineering%2Fjobid8124064-software-development-engineer%3F%26src%3DNGP-10109&amp;urlHash=vvUV&amp;csrfToken=ajax%3A1446059594081374591</text:p>
          </table:table-cell>
          <table:table-cell office:value-type="string">
            <text:p>Software Development Engineer - 770404</text:p>
            <text:p/>
            <text:p>Description Intel is in the midst of an exciting transformation, going beyond being a company that makes the world's best chips to one that also delivers wonderful experiences for people.</text:p>
            <text:p>With help from talented employees like you, we will tightly integrate hardware, software and services into compelling experiences in pursuit of our mission, and utilize the power of Moore's Law to bring smart, connected devices to every person on Earth.</text:p>
            <text:p/>
            <text:p>About this position...</text:p>
            <text:p>If you are a developer that enjoys problem solving, enhancing existing products and creating new products, Intel Security has an opportunity for you. This developer position reports to the Engineering Manager for the Enterprise Endpoint Security Product team. We are seeking a self-motivated engineer who is passionate about delivering innovative and high quality solutions to our customers. We are looking for someone who is willing to help out in many areas to ensure a successful delivery.</text:p>
            <text:p/>
            <text:p>What you will do...</text:p>
            <text:p>- Design and implement code while creating and executing automated unit and integration tests</text:p>
            <text:p>- Work closely with the team and product managers to understand customer needs</text:p>
            <text:p>- Work with team to develop comprehensive test plans and assist with execution</text:p>
            <text:p>- Follow best-practices such as modular design, use of design patterns, documentation, continuous integration, unit-testing, code-reuse, code review, etc.</text:p>
            <text:p/>
            <text:p>Qualifications</text:p>
            <text:p>You must possess the below minimum qualifications to be initially considered for this position. Qualifications listed as preferred or additional will be considered a plus factor for applicants.</text:p>
            <text:p/>
            <text:p>Minimum Qualifications:</text:p>
            <text:p>- BS in Computer Science or related discipline (Masters Degree in Computer Science preferred)</text:p>
            <text:p>- 2-5+ years of Development Experience with experience on Windows is required</text:p>
            <text:p/>
            <text:p>Additional Qualifications:</text:p>
            <text:p>- Proven experience in C/C++, Java, JavaScript programming on Windows</text:p>
            <text:p>- An understanding of Windows internals and experience with kernel development is a plus</text:p>
            <text:p>- Introductory knowledge of Windows and non-Windows (e.g. Red Hat Linux, SUSE Linux, Solaris) operating system architecture, memory management mechanisms, synchronization and file systems.</text:p>
            <text:p>- Networking knowledge and ability to analyze network traffic using sniffers is a plus</text:p>
            <text:p>- Experience with using kernel debugger to debug and fix complex low level problems is a plus</text:p>
            <text:p>- Ability to create automated unit and integration tests</text:p>
            <text:p>- Experience and understanding of the product development life cycle process</text:p>
            <text:p>- Experience in Agile environments using Scrum and XP practices</text:p>
            <text:p>- Security knowledge and experience is a plus</text:p>
            <text:p/>
            <text:p>Preferred Qualifications:</text:p>
            <text:p>- Excellent communication skills, both oral and written, and the ability to collaborate with internal and external parties including QA, Support, Development Engineers and Customers</text:p>
            <text:p>- Strong problem solving and analytical skills</text:p>
            <text:p>- Team player.</text:p>
            <text:p/>
            <text:p/>
            <text:p/>
            <text:p>TB-DIC</text:p>
            <text:p/>
            <text:p>Job Category : Software Engineering</text:p>
            <text:p>Primary Location : USA-Oregon, Hillsboro</text:p>
            <text:p/>
            <text:p>Full/Part Time : Full Time</text:p>
            <text:p>Job Type : Experienced</text:p>
            <text:p>Regular/Temporary : Regular</text:p>
            <text:p>Posting Date : Aug 7, 2015</text:p>
            <text:p>Apply Before : Ongoing</text:p>
            <text:p/>
            <text:p>Business Group The Intel Security Group combines employees from McAfee and Intel – people with security expertise in hardware, software, and solutions into one business unit focused on building hardware, software, services and end-to-end security solutions. Intel Security Group sets the stage for new levels of collaboration and innovation and will drive leadership in the industry by providing ubiquitous security and identity protection for people and businesses worldwide.</text:p>
            <text:p>Posting Statement : Intel prohibits discrimination based on race, color, religion, gender, national origin, age, disability, veteran status, marital status, pregnancy, gender expression or identity, sexual orientation or any other legally protected status.</text:p>
          </table:table-cell>
          <table:table-cell office:value-type="string">
            <text:p>null</text:p>
          </table:table-cell>
          <table:table-cell office:value-type="string">
            <text:p>McAfee is now part of Intel Security. </text:p>
            <text:p/>
            <text:p>With its Security Connected strategy, innovative approach to hardware-enhanced security, and unique Global Threat Intelligence, Intel Security is intensely focused on developing proactive, proven security solutions and services that protect systems, networks, and mobile devices for business and personal use around the world. </text:p>
            <text:p/>
            <text:p>Intel Security combines the experience and expertise of McAfee with the innovation and proven performance of Intel to make security an essential ingredient in every architecture and on every computing platform. Intel Security’s mission is to give everyone the confidence to live and work safely and securely in the digital world.</text:p>
          </table:table-cell>
          <table:table-cell table:number-columns-repeated="25"/>
        </table:table-row>
        <table:table-row table:style-name="ro6">
          <table:table-cell office:value-type="string">
            <text:p>Research Scientist</text:p>
          </table:table-cell>
          <table:table-cell office:value-type="string">
            <text:p><text:s/>Neuromorphic Computing</text:p>
          </table:table-cell>
          <table:table-cell office:value-type="string">
            <text:p>https://www.linkedin.com/jobs?viewJob=&amp;jobId=72820215&amp;refId=5aaf799d-a1e6-4797-b651-4d9e0c6b4b3b&amp;trk=jobs_home_click_jymbii</text:p>
          </table:table-cell>
          <table:table-cell office:value-type="string">
            <text:p>Research Scientist</text:p>
          </table:table-cell>
          <table:table-cell office:value-type="string">
            <text:p><text:s/>Neuromorphic Computing</text:p>
          </table:table-cell>
          <table:table-cell office:value-type="string">
            <text:p>Intel Corporation</text:p>
          </table:table-cell>
          <table:table-cell office:value-type="string">
            <text:p>USA-Oregon</text:p>
          </table:table-cell>
          <table:table-cell office:value-type="string">
            <text:p><text:s/>Hillsboro</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Semiconductors</text:p>
          </table:table-cell>
          <table:table-cell office:value-type="string">
            <text:p>/jobs2/view/externalApply/72820215?trk=jobs_home_click_jymbii&amp;refId=5aaf799d-a1e6-4797-b651-4d9e0c6b4b3b&amp;url=https%3A%2F%2Fintel.taleo.net%2Fcareersection%2F10000%2Fjobdetail.ftl%3Fjob%3D773828%26src%3DML-10460&amp;urlHash=j-eh&amp;csrfToken=ajax%3A1446059594081374591</text:p>
          </table:table-cell>
          <table:table-cell office:value-type="string">
            <text:p>Job Description: </text:p>
            <text:p/>
            <text:p>Conducts scientific research in the field of neuromorphic computing. </text:p>
            <text:p/>
            <text:p>Will participate in the creation of new and highly efficient models of computation inspired by the brain's information processing mechanisms. </text:p>
            <text:p/>
            <text:p>Contributions may span a wide spectrum of research activities including computational modeling, algorithm and architecture development, silicon design implementation, application prototyping, and software/system development. </text:p>
            <text:p/>
            <text:p>The inventions and intellectual property produced will typically target product roadmaps 7 years into the future. </text:p>
            <text:p/>
            <text:p>Activities may involve collaboration with academic partners, participation in scientific conferences, and authoring of peer-reviewed scientific literature.</text:p>
          </table:table-cell>
          <table:table-cell office:value-type="string">
            <text:p>You must possess the below minimum qualifications to be initially considered for this position. Preferred qualifications are in addition to the minimum requirements and are considered a plus factor in identifying top candidates. Experience listed below would be obtained through a combination of your school work/ classes/ research and/or relevant previous job and/or internship experiences. </text:p>
            <text:p/>
            <text:p>Required qualifications: </text:p>
            <text:p>- PhD in Electrical Engineering, Computer Science, Physics, or Computational Neuroscience.</text:p>
            <text:p/>
            <text:p>1+ years experience in the following:</text:p>
            <text:p/>
            <text:p>- Prior research in neuromorphic computing and/or computational neuroscience </text:p>
            <text:p>- Programming skills in MATLAB, Java, C++, Python, or similar languages. </text:p>
            <text:p>- Experience with hardware design and computer architecture </text:p>
            <text:p/>
            <text:p>Preferred qualifications: </text:p>
            <text:p>- Experience with asynchronous and analog design methodologies </text:p>
            <text:p>- Familiarity with emerging non-CMOS devices such as spintronics, memristors, and PCM. </text:p>
            <text:p>- Coursework in dynamic systems, stochastic processes, optimization, machine learning, and computation theory. </text:p>
            <text:p>- Expertise in mathematics, physics, and neuroscience</text:p>
          </table:table-cell>
          <table:table-cell office:value-type="string">
            <text:p>In a world of opportunity, now is the time to do more. Here at Intel, we never stop inventing the future because change is the essence of life. We are driven to be leaders in cutting edge technology solutions that will enrich the lives of every person on earth. We are always looking for hardworking, forward thinking, curiosity-driven individuals with a desire to do something more—inside and outside the office. A career with Intel is more than just a paycheck because world class employees deserve world class benefits. Consider the possibilities. </text:p>
            <text:p/>
            <text:p>Competitive compensation packages, a breadth of career opportunities available to all, a company that believes in Corporate Responsibility, Work/Life Balance and Flexibility, Employee Diversity, and challenging work that allows you to find new and innovative ways to advance technology and the future of computing. Discover the possibilities that Intel can bring to life and start building towards your brilliant future today. Look Inside™.</text:p>
            <text:p/>
            <text:p>Be inspired, do big things. The power is in your hands. intel.com/jobs</text:p>
          </table:table-cell>
          <table:table-cell table:number-columns-repeated="24"/>
        </table:table-row>
        <table:table-row table:style-name="ro7">
          <table:table-cell office:value-type="string">
            <text:p>Backend Web Application Developer</text:p>
          </table:table-cell>
          <table:table-cell office:value-type="string">
            <text:p>https://www.linkedin.com/jobs?viewJob=&amp;jobId=71821016&amp;refId=5aaf799d-a1e6-4797-b651-4d9e0c6b4b3b&amp;trk=jobs_home_click_jymbii</text:p>
          </table:table-cell>
          <table:table-cell office:value-type="string">
            <text:p>Backend Web Application Developer</text:p>
          </table:table-cell>
          <table:table-cell office:value-type="string">
            <text:p>TekPartners</text:p>
          </table:table-cell>
          <table:table-cell office:value-type="string">
            <text:p>Hillsboro</text:p>
          </table:table-cell>
          <table:table-cell office:value-type="string">
            <text:p><text:s/>OR</text:p>
          </table:table-cell>
          <table:table-cell office:value-type="string">
            <text:p><text:s/></text:p>
          </table:table-cell>
          <table:table-cell office:value-type="string">
            <text:p>US</text:p>
          </table:table-cell>
          <table:table-cell office:value-type="string">
            <text:p>Full-time</text:p>
          </table:table-cell>
          <table:table-cell office:value-type="string">
            <text:p>Information Technology and Services</text:p>
          </table:table-cell>
          <table:table-cell office:value-type="string">
            <text:p><text:s/>Computer Software</text:p>
          </table:table-cell>
          <table:table-cell office:value-type="string">
            <text:p><text:s/>Information Services</text:p>
          </table:table-cell>
          <table:table-cell office:value-type="string">
            <text:p>/jobs2/view/externalApply/71821016?trk=jobs_home_click_jymbii&amp;refId=5aaf799d-a1e6-4797-b651-4d9e0c6b4b3b&amp;url=http%3A%2F%2Fwww.tekpartners.com%2Fjob-detail%2Fcontract%2Finformation%252Btechnology%2Fpython%252Bdeveloper%2For%2Fhillsboro%2F97123%2Ftekpartners%2F41332%3Frx_source%3DLinkedin%26rx_campaign%3DLinkedin1%26rx_medium%3Dpost%26sourcecode%3DLinkedInJobs&amp;urlHash=rEXv&amp;csrfToken=ajax%3A1446059594081374591</text:p>
          </table:table-cell>
          <table:table-cell office:value-type="string">
            <text:p>Title: Backend Web Developer Location: Hillsboro, OR Duration: 6-18 months Compensation: $50.00-$75.00/hour</text:p>
            <text:p><text:s/>Work Requirements: <text:s/>U.S. Citizens, Green Card Holders, and those authorized to work in the U.S. for any employer will be considered.</text:p>
            <text:p/>
            <text:p>Experienced backend web application developer with 6+ years of experience building scalable web applications. Working knowledge of both high-level object oriented and low-level procedural programming concepts.</text:p>
            <text:p/>
            <text:p>Minimum Qualifications include:</text:p>
            <text:p>- 5+ years' experience with Python, parallel programming in Python and Django web framework.</text:p>
            <text:p>- Experience with RESTful web APIs</text:p>
            <text:p>- Good understanding of machine learning concepts and experience developing machine learning algorithms</text:p>
            <text:p>- Experience working with relational databases such as Postgresql.</text:p>
            <text:p>- Experience working in an Agile/Scrum environment</text:p>
            <text:p/>
            <text:p><text:s/>Requirements: </text:p>
            <text:p>Job Title:Backend Web Application Developer</text:p>
          </table:table-cell>
          <table:table-cell office:value-type="string">
            <text:p>null</text:p>
          </table:table-cell>
          <table:table-cell office:value-type="string">
            <text:p>TekPartnersÂ isÂ aÂ premierÂ providerÂ ofÂ highlyÂ qualifiedÂ ITÂ talentÂ toÂ manyÂ enterpriseÂ organizationsÂ acrossÂ theÂ nation.Â TekPartnersÂ excelsÂ inÂ theÂ areasÂ ofÂ ApplicationÂ Development</text:p>
          </table:table-cell>
          <table:table-cell office:value-type="string">
            <text:p>Â DataÂ Warehousing</text:p>
          </table:table-cell>
          <table:table-cell office:value-type="string">
            <text:p>Â DatabaseÂ Administration</text:p>
          </table:table-cell>
          <table:table-cell office:value-type="string">
            <text:p>Â WebÂ Development</text:p>
          </table:table-cell>
          <table:table-cell office:value-type="string">
            <text:p>Â NetworkÂ Infrastructure</text:p>
          </table:table-cell>
          <table:table-cell office:value-type="string">
            <text:p>Â ERP</text:p>
          </table:table-cell>
          <table:table-cell office:value-type="string">
            <text:p>Â BusinessÂ Analysis</text:p>
          </table:table-cell>
          <table:table-cell office:value-type="string">
            <text:p>Â ProjectÂ Management</text:p>
          </table:table-cell>
          <table:table-cell office:value-type="string">
            <text:p>Â BusinessÂ IntelligenceÂ Solutions</text:p>
          </table:table-cell>
          <table:table-cell office:value-type="string">
            <text:p>Â andÂ TechnicalÂ Support.</text:p>
          </table:table-cell>
          <table:table-cell table:number-columns-repeated="15"/>
        </table:table-row>
        <table:table-row table:style-name="ro8">
          <table:table-cell office:value-type="string">
            <text:p>Software Support Engineer – NS</text:p>
          </table:table-cell>
          <table:table-cell office:value-type="string">
            <text:p>https://www.linkedin.com/jobs?viewJob=&amp;jobId=56455088&amp;refId=5aaf799d-a1e6-4797-b651-4d9e0c6b4b3b&amp;trk=jobs_home_click_jymbii</text:p>
          </table:table-cell>
          <table:table-cell office:value-type="string">
            <text:p>Software Support Engineer – NS</text:p>
          </table:table-cell>
          <table:table-cell office:value-type="string">
            <text:p>Aruba Networks</text:p>
          </table:table-cell>
          <table:table-cell office:value-type="string">
            <text:p>Local Office-Portland</text:p>
          </table:table-cell>
          <table:table-cell office:value-type="string">
            <text:p><text:s/>SW 2nd Ave</text:p>
          </table:table-cell>
          <table:table-cell office:value-type="string">
            <text:p>Full-time</text:p>
          </table:table-cell>
          <table:table-cell office:value-type="string">
            <text:p>Computer Networking</text:p>
          </table:table-cell>
          <table:table-cell office:value-type="string">
            <text:p><text:s/>Computer Software</text:p>
          </table:table-cell>
          <table:table-cell office:value-type="string">
            <text:p><text:s/>Information Technology and Services</text:p>
          </table:table-cell>
          <table:table-cell office:value-type="string">
            <text:p>/jobs2/view/externalApply/56455088?trk=jobs_home_click_jymbii&amp;refId=5aaf799d-a1e6-4797-b651-4d9e0c6b4b3b&amp;url=https%3A%2F%2Farubanetworks.wd5.myworkdayjobs.com%2Fen-US%2Farubanetworksprod%2Fjob%2FLocal-Office-Portland-SW-2nd-Ave%2FSoftware-Support-Engineer---NS_9469-4&amp;urlHash=tLZ8&amp;csrfToken=ajax%3A1446059594081374591</text:p>
          </table:table-cell>
          <table:table-cell office:value-type="string">
            <text:p>Software Support Engineer – NS</text:p>
            <text:p>Role and Responsibilities:</text:p>
            <text:p/>
            <text:p>Meridian an Aruba Networks company in Portland, OR is seeking a seasoned Software Support Engineer – NS who wants to be a part of a fast-paced and challenging environment. Our ideal candidate will provide escalation-level development support for the deployment and maintenance of Aruba Analytics and Mobile Engagement solutions. This position reports into the Customer Advocacy organization and requires a person with in-depth understanding of complex enterprise mobile deployment models and strong software troubleshooting skills.</text:p>
            <text:p/>
            <text:p>Responsibilities:</text:p>
            <text:p/>
            <text:p>• Providing pre- and post-sales technical support to the sales teams, customers and partners for various technologies and solutions related to Aruba Analytics and Mobility products.</text:p>
            <text:p/>
            <text:p>• Assist customers developing Android and iOS applications using Aruba’s provided SDKs.</text:p>
            <text:p/>
            <text:p>• Formulating technical action plans for analyzing and resolving problems related to the Aruba Mobility deployments.</text:p>
            <text:p/>
            <text:p>• Generating documentation in the form of case notes, tech tips, best practices, RCA reports, and case reviews.</text:p>
            <text:p/>
            <text:p>• Working on complex problems requiring in-depth fault analysis and troubleshooting.</text:p>
            <text:p/>
            <text:p>• Simulating customer issues in the lab to enable developers to fix bugs, if any.</text:p>
            <text:p/>
            <text:p>• Participating in solutions for knowledge base.</text:p>
            <text:p/>
            <text:p>• Providing technical cross-training to relevant groups as needed.</text:p>
            <text:p/>
            <text:p>• Participating in serviceability enhancement requirement reviews.</text:p>
            <text:p/>
            <text:p>• Working effectively in a team environment, including colleagues, QA and development engineers, and the Aruba field organization.</text:p>
            <text:p/>
            <text:p>The Software Support Engineer - NS occasionally may be required to travel to Aruba HQ and customer sites for troubleshooting, training purposes, and business reviews</text:p>
            <text:p/>
            <text:p>Qualifications and Education Requirements:</text:p>
            <text:p/>
            <text:p>• Bachelor's degree in Computer Engineering/Electrical Engineering/Computer Science</text:p>
            <text:p/>
            <text:p>• 4+ years of experience in customer-facing software support role, preferably with 2+ years in a TAC escalation role – supporting enterprise class software mobility products with advanced expertise in support tools development &amp; maintenance.</text:p>
            <text:p/>
            <text:p>• 2+ years of experience in Android and/or iOS development</text:p>
            <text:p/>
            <text:p>• Must be a flexible self-starter who can ramp up with new technologies quickly and can adapt to a growing and evolving team.</text:p>
            <text:p/>
            <text:p>• Strong work ethic and a “can-do/will do” attitude.</text:p>
            <text:p/>
            <text:p>• Comprehensive understanding of mobility technology and the ability to quickly acquire deep technical knowledge.</text:p>
            <text:p/>
            <text:p>• Strong organizational and time management skills.</text:p>
            <text:p/>
            <text:p>• Must be customer focused and have the ability to manage and resolve complex technical issues.</text:p>
            <text:p/>
            <text:p>• Excellent verbal and written communication skills, outstanding presentation and interpersonal skills, and ability to confidently engage with the customer at all staff levels.</text:p>
            <text:p/>
            <text:p>• Ability to multitask and work independently in a fast paced environment towards set business goals and objectives</text:p>
            <text:p/>
            <text:p>• Understanding of 802.11 and other wireless technologies such as Bluetooth is highly desirable but not mandatory</text:p>
            <text:p/>
            <text:p>Aruba Networks is an equal opportunity employer. We evaluate qualified applicants without regard to race, color, religion, sex, sexual orientation, gender identity, national origin, disability, veteran status, or any other protected characteristic. The EEO is the Law poster is available at http://www1.eeoc.gov/employers/upload/eeoc_self_print_poster.pdf.</text:p>
          </table:table-cell>
          <table:table-cell office:value-type="string">
            <text:p>null</text:p>
          </table:table-cell>
          <table:table-cell office:value-type="string">
            <text:p>Aruba Networks® enables enterprise IT organizations to accommodate a new generation of tech-savvy users known as #GenMobile</text:p>
          </table:table-cell>
          <table:table-cell office:value-type="string">
            <text:p><text:s/>who rely on mobile devices for every aspect of work and personal communication. To create a mobility experience they can rely on and trust</text:p>
          </table:table-cell>
          <table:table-cell office:value-type="string">
            <text:p><text:s/>Aruba optimizes network-wide performance and triggers security actions that used to require manual IT intervention. The result is a dramatic boost in #GenMobile productivity and an equally dramatic reduction in IT operating costs.</text:p>
          </table:table-cell>
          <table:table-cell table:number-columns-repeated="24"/>
        </table:table-row>
        <table:table-row table:style-name="ro9">
          <table:table-cell office:value-type="string">
            <text:p>Electrical Engineer</text:p>
          </table:table-cell>
          <table:table-cell office:value-type="string">
            <text:p>https://www.linkedin.com/jobs?viewJob=&amp;jobId=72807121&amp;refId=5aaf799d-a1e6-4797-b651-4d9e0c6b4b3b&amp;trk=jobs_home_click_jymbii</text:p>
          </table:table-cell>
          <table:table-cell office:value-type="string">
            <text:p>Electrical Engineer</text:p>
          </table:table-cell>
          <table:table-cell office:value-type="string">
            <text:p>Capsa Solutions</text:p>
          </table:table-cell>
          <table:table-cell office:value-type="string">
            <text:p>Portland</text:p>
          </table:table-cell>
          <table:table-cell office:value-type="string">
            <text:p><text:s/>Oregon Area</text:p>
          </table:table-cell>
          <table:table-cell office:value-type="string">
            <text:p>Full-time</text:p>
          </table:table-cell>
          <table:table-cell office:value-type="string">
            <text:p>Hospital &amp; Health Care</text:p>
          </table:table-cell>
          <table:table-cell office:value-type="string">
            <text:p><text:s/>Pharmaceuticals</text:p>
          </table:table-cell>
          <table:table-cell office:value-type="string">
            <text:p><text:s/>Medical Devices</text:p>
          </table:table-cell>
          <table:table-cell office:value-type="string">
            <text:p>/jobs2/view/externalApply/72807121?trk=jobs_home_click_jymbii&amp;refId=5aaf799d-a1e6-4797-b651-4d9e0c6b4b3b&amp;url=https%3A%2F%2Fhome2.eease.adp.com%2Frecruit%2F%3Fid%3D18670532&amp;urlHash=k8t-&amp;csrfToken=ajax%3A1446059594081374591</text:p>
          </table:table-cell>
          <table:table-cell office:value-type="string">
            <text:p>Capsa is seeking an Electrical Engineer to join our innovative team and become part of our growing organization.  This opportunity will lead electrical engineering initiatives, provide technology direction and manage projects working in the Innovation Group for our Portland, OR location. Reporting to the Chief Engineer, this position will work independently amongst mechanical and design engineers to integrate electrical systems and components for power, locking and access control on primarily mechanical products within the healthcare equipment field with emphasis on medication control, management, counting and distribution.  Job Requirements Include: BS Electrical Engineering or related field; 3+ years related industry experience; Ability to solve problems independently and manage the workload of multiple projects and tasks; Solid working knowledge and experience with Microsoft products, including the use of Access; Solid working knowledge and experience with Electronic schematic software as well as PCBA layout software The successful candidate will be a self-starter with a proven ability to design and validate products, identify root cause, reduce cost, eliminate defects and scrap, as well as facilitate business growth.  Capsa Solutions offers a solid pay and benefits package which includes paid time off, medical, dental and vision insurance, as well as 401(k) with matching contributions, life and long-term disability insurance. Capsa is an equal opportunity employer.  M/F/Vets/Disabled.</text:p>
          </table:table-cell>
          <table:table-cell office:value-type="string">
            <text:p>null</text:p>
          </table:table-cell>
          <table:table-cell office:value-type="string">
            <text:p>Capsa Solutions is built upon a foundation of experience and innovation focused on healthcare. Organized storage, workflow, efficiency, and improved productivity are what Capsa has been driving in multiple healthcare markets for over 50-years. </text:p>
            <text:p/>
            <text:p>Capsa Solutions and its branded companies are recognized leaders in the development and manufacture of healthcare equipment shipped domestically to every state and to over 50 countries worldwide.  Capsa has facilities in Portland, OR, Columbus, OH, Huntersville, NC, Lake Forest, IL and Agua Prieta, Mexico.</text:p>
          </table:table-cell>
          <table:table-cell table:number-columns-repeated="26"/>
        </table:table-row>
        <table:table-row table:style-name="ro10">
          <table:table-cell office:value-type="string">
            <text:p>Embedded Software Engineer II</text:p>
          </table:table-cell>
          <table:table-cell office:value-type="string">
            <text:p>https://www.linkedin.com/jobs?viewJob=&amp;jobId=72814137&amp;refId=5aaf799d-a1e6-4797-b651-4d9e0c6b4b3b&amp;trk=jobs_home_click_jymbii</text:p>
          </table:table-cell>
          <table:table-cell office:value-type="string">
            <text:p>Embedded Software Engineer II</text:p>
          </table:table-cell>
          <table:table-cell office:value-type="string">
            <text:p>Leviton</text:p>
          </table:table-cell>
          <table:table-cell office:value-type="string">
            <text:p>Tualatin</text:p>
          </table:table-cell>
          <table:table-cell office:value-type="string">
            <text:p><text:s/>OR - US</text:p>
          </table:table-cell>
          <table:table-cell office:value-type="string">
            <text:p>Full-time</text:p>
          </table:table-cell>
          <table:table-cell office:value-type="string">
            <text:p>Mechanical or Industrial Engineering</text:p>
          </table:table-cell>
          <table:table-cell office:value-type="string">
            <text:p><text:s/>Electrical/Electronic Manufacturing</text:p>
          </table:table-cell>
          <table:table-cell office:value-type="string">
            <text:p>/jobs2/view/externalApply/72814137?trk=jobs_home_click_jymbii&amp;refId=5aaf799d-a1e6-4797-b651-4d9e0c6b4b3b&amp;url=http%3A%2F%2Fcareers.leviton.com%2Fjobsearch%2Fjob-details%2Fembedded-software-engineer-ii%2F1818%2F&amp;urlHash=fIDw&amp;csrfToken=ajax%3A1446059594081374591</text:p>
          </table:table-cell>
          <table:table-cell office:value-type="string">
            <text:p>This position is responsible for the research, development, and application of software/hardware as it relates to new and existing products. As required, this position may encompass the following steps of the product life cycle: specification, design, implementation, testing, release, and manufacturing support. The Embedded Software Engineer II works under moderate supervision.</text:p>
            <text:p/>
            <text:p>Job Responsibilities:</text:p>
            <text:p/>
            <text:p>Research and develop new parts and products to be useful for the company. Work with Product Management in the various stages of product development, as required:Research new parts and technologies Develop technical specifications for products Develop electrical specification for products Develop software specification for products Develop test specification for products Assist with development of an operations manual, if applicable Design &amp; develop electrical assemblies for products according to the electrical specification Design &amp; develop of software for electrical assemblies for products according to the technical, software, and test specifications</text:p>
            <text:p>3 . Work with Document Control to create a document package that completely specifies the design and implementation of a product.</text:p>
            <text:p>4 . Work with Purchasing and Manufacturing to handle continuing engineering on existing products and processes as requested through the Engineering Change Request (ECR) program.</text:p>
            <text:p>5 . Develop application systems. This includes preparing requirement specifications, analysis, design, coding, implementation and testing components of application as assigned, according to defined application requirements.</text:p>
            <text:p>6 . Write efficient code for complex programming assignments.</text:p>
            <text:p>7 . Develop comprehensive test data, conduct independent units tests and assist in system testing and documentation.</text:p>
            <text:p>8 . Prepare Statements of Work, Project Plans, and follow through with problems in a timely manner.</text:p>
            <text:p/>
            <text:p>Skills &amp; Abilities:</text:p>
            <text:p>Excellent technical documentation skills. Excellent communication skills. Excellent organizational skills with a keen focus to detail. Understanding of electrical safety.</text:p>
            <text:p>Education &amp; Experience:</text:p>
            <text:p>Bachelor of Science degree in Electrical, Computer Science or other Engineering related field. Minimum 4 years experience in embedded hardware &amp; software engineering, design &amp; development. Familiarity with industry practices and tools in the implementation of embedded hardware and software technology</text:p>
            <text:p>Additional Education &amp; Experience (LES):</text:p>
            <text:p>3+ years proficiency in developing embedded products using C or C++. Experience in designing firmware using 16/32 microcontrollers and ARM processors. Understanding of RTOS concepts and expertise in designing event driven real time firmware. Experience in designing firmware for CAN, BLE, UART, SPI, I2C or other communication protocols Must have the ability to work through low level hardware issues and board bring up. Experience in wireless protocols like BLE, ZigBee or WiFi is a plus. Experience in Java applications and drivers for embedded Linux or Android OS is a plus</text:p>
            <text:p>Leviton is an AA/EEO employer</text:p>
          </table:table-cell>
          <table:table-cell office:value-type="string">
            <text:p>null</text:p>
          </table:table-cell>
          <table:table-cell office:value-type="string">
            <text:p>Leviton is a global leader in electrical wiring devices</text:p>
          </table:table-cell>
          <table:table-cell office:value-type="string">
            <text:p><text:s/>lighting energy management solutions</text:p>
          </table:table-cell>
          <table:table-cell office:value-type="string">
            <text:p><text:s/>networking solutions</text:p>
          </table:table-cell>
          <table:table-cell office:value-type="string">
            <text:p><text:s/>security and home automation and commercial data infrastructure products. Leviton offers a product line that includes more than 25</text:p>
          </table:table-cell>
          <table:table-cell office:value-type="string">
            <text:p>000 devices for virtually every conceivable residential</text:p>
          </table:table-cell>
          <table:table-cell office:value-type="string">
            <text:p><text:s/>commercial and industrial wiring device need.</text:p>
          </table:table-cell>
          <table:table-cell table:number-columns-repeated="22"/>
        </table:table-row>
        <table:table-row table:style-name="ro9">
          <table:table-cell office:value-type="string">
            <text:p>Electrical Design Engineer</text:p>
          </table:table-cell>
          <table:table-cell office:value-type="string">
            <text:p>https://www.linkedin.com/jobs?viewJob=&amp;jobId=71809678&amp;refId=5aaf799d-a1e6-4797-b651-4d9e0c6b4b3b&amp;trk=jobs_home_click_jymbii</text:p>
          </table:table-cell>
          <table:table-cell office:value-type="string">
            <text:p>Electrical Design Engineer</text:p>
          </table:table-cell>
          <table:table-cell office:value-type="string">
            <text:p>Glumac</text:p>
          </table:table-cell>
          <table:table-cell office:value-type="string">
            <text:p>Portland</text:p>
          </table:table-cell>
          <table:table-cell office:value-type="string">
            <text:p>Full-time</text:p>
          </table:table-cell>
          <table:table-cell office:value-type="string">
            <text:p>Mechanical or Industrial Engineering</text:p>
          </table:table-cell>
          <table:table-cell office:value-type="string">
            <text:p>/jobs2/view/externalApply/71809678?trk=jobs_home_click_jymbii&amp;refId=5aaf799d-a1e6-4797-b651-4d9e0c6b4b3b&amp;url=https%3A%2F%2Fhome2.eease.adp.com%2Frecruit%2F%3Fid%3D16982332&amp;urlHash=urXz&amp;csrfToken=ajax%3A1446059594081374591</text:p>
          </table:table-cell>
          <table:table-cell office:value-type="string">
            <text:p>Glumac Electrical Design Engineer <text:s/>Position Description Purpose of position: Electrical Engineers are responsible for the discipline-specific project scope which is assigned to them and to assure that the design conforms to industry standards and also meets the commitments the firm has made to the client. Typical duties: Plans</text:p>
          </table:table-cell>
          <table:table-cell office:value-type="string">
            <text:p><text:s/>schedules</text:p>
          </table:table-cell>
          <table:table-cell office:value-type="string">
            <text:p><text:s/>conducts and coordinates assigned engineering work. Monitors work for compliance to applicable codes</text:p>
          </table:table-cell>
          <table:table-cell office:value-type="string">
            <text:p><text:s/>accepted engineering practices</text:p>
          </table:table-cell>
          <table:table-cell office:value-type="string">
            <text:p><text:s/>and Glumac standards. Independently applies extensive and diversified knowledge of principles and practices in broad areas of assignments and related fields. Uses advanced techniques</text:p>
          </table:table-cell>
          <table:table-cell office:value-type="string">
            <text:p><text:s/>theories and practices of related disciplines to complete projects. Works on a major project</text:p>
          </table:table-cell>
          <table:table-cell office:value-type="string">
            <text:p><text:s/>or several projects of moderate scope</text:p>
          </table:table-cell>
          <table:table-cell office:value-type="string">
            <text:p><text:s/>with complex features. Attends project meetings with clients. Reflects superior customer service skills. Coordinates with all other disciplines in and outside the office. Prepares and maintains engineering manuals</text:p>
          </table:table-cell>
          <table:table-cell office:value-type="string">
            <text:p><text:s/>including calculations</text:p>
          </table:table-cell>
          <table:table-cell office:value-type="string">
            <text:p><text:s/>correspondence</text:p>
          </table:table-cell>
          <table:table-cell office:value-type="string">
            <text:p><text:s/>etc. Delegates work to Design Engineers</text:p>
          </table:table-cell>
          <table:table-cell office:value-type="string">
            <text:p><text:s/>Designers and/or technicians as required. Meets project deadlines. Maintains fee budgets and scope of work within contract limits and initiates scope change authorizations. Assists in preparing proposals. Manages projects as needed. Responsible for coordination of staffing needs with Department Head in order to maintain schedule through completion of the project. Other duties as may be assigned. Relationship to others: Communicate with design staff and clients in a clear and professional manner. Maintain an excellent client relationship reflecting and representing Glumac.  Relate to clients in a mature</text:p>
          </table:table-cell>
          <table:table-cell office:value-type="string">
            <text:p><text:s/>thoughtful</text:p>
          </table:table-cell>
          <table:table-cell office:value-type="string">
            <text:p><text:s/>professional and pleasant way.  Develop technical skills of staff while mentoring others in a professional way.</text:p>
          </table:table-cell>
          <table:table-cell office:value-type="string">
            <text:p>Bachelor's degree in electrical engineering or related field is required. 3-5 years experience. Strong engineering background and understanding of systems and applications in buildings and facilities, including mechanical, electrical, civil, structural and architectural disciplines and familiarity with the Oregon Electrical Code. MEP Revit experience required. AutoCAD, MS Office; Word, PowerPoint and Excel. Superior client/customer service skills. Ability to meet deadlines and within budget/client requests. Project management skills (budget control and interdisciplinary coordination). Excellent written and verbal communication skills. Current Oregon Professional Engineer (PE) license and LEED accreditation is not required, but preferred.</text:p>
          </table:table-cell>
          <table:table-cell office:value-type="string">
            <text:p>Engineers for a sustainable future. </text:p>
            <text:p/>
            <text:p>Great engineering is transparent. It is felt but not seen. We go out of our way to create innovative sustainable designs that preserve architectural integrity while ensuring occupants always feel comfortable, contractors can build more efficiently and owners can realize lower first capital and operating costs. Learn more about how Glumac continues to lead in sustainable design using Autodesk Building Design Suite software below.</text:p>
          </table:table-cell>
          <table:table-cell table:number-columns-repeated="16"/>
        </table:table-row>
        <table:table-row table:style-name="ro11">
          <table:table-cell office:value-type="string">
            <text:p>Engineering Manager II</text:p>
          </table:table-cell>
          <table:table-cell office:value-type="string">
            <text:p>https://www.linkedin.com/jobs?viewJob=&amp;jobId=72805542&amp;refId=5aaf799d-a1e6-4797-b651-4d9e0c6b4b3b&amp;trk=jobs_home_click_jymbii</text:p>
          </table:table-cell>
          <table:table-cell office:value-type="string">
            <text:p>Engineering Manager II</text:p>
          </table:table-cell>
          <table:table-cell office:value-type="string">
            <text:p>NMHG NACCO Materials Handling Group</text:p>
          </table:table-cell>
          <table:table-cell office:value-type="string">
            <text:p><text:s/>Inc.</text:p>
          </table:table-cell>
          <table:table-cell office:value-type="string">
            <text:p>Portland</text:p>
          </table:table-cell>
          <table:table-cell office:value-type="string">
            <text:p><text:s/>Oregon</text:p>
          </table:table-cell>
          <table:table-cell office:value-type="string">
            <text:p>Full-time</text:p>
          </table:table-cell>
          <table:table-cell office:value-type="string">
            <text:p>Machinery</text:p>
          </table:table-cell>
          <table:table-cell office:value-type="string">
            <text:p>/jobs2/view/externalApply/72805542?trk=jobs_home_click_jymbii&amp;refId=5aaf799d-a1e6-4797-b651-4d9e0c6b4b3b&amp;url=http%3A%2F%2Fwww.aplitrak.com%2F%3Fadid%3DbGlzc2V0LmVzcGlub3phLjg1NjAyLjE1NTBAbm1oZy5hcGxpdHJhay5jb20&amp;urlHash=abaA&amp;csrfToken=ajax%3A1446059594081374591</text:p>
          </table:table-cell>
          <table:table-cell office:value-type="string">
            <text:p>Engineering Manager </text:p>
            <text:p><text:s/></text:p>
            <text:p>Put a LIFT in Your Career! NACCO Materials Handling Group, Inc. (NMHG), a world-class manufacturer of industrial lift trucks, has an outstanding opportunity for a highly motivated and energized Engineering Manager in our facility located in the Portland, Oregon area. NMHG designs, engineers, manufactures, sells and services a comprehensive line of lift trucks and aftermarket parts marketed globally under the Hyster and Yale brand names. We are one of the global leaders in the Material Handling industry and have been building relationships and partnering with our customers, suppliers, dealers and employees for over 80 years.</text:p>
            <text:p/>
            <text:p>This individual will have a key influence on the organization and the success of our future products. This person plays an important role in identifying and leading design/test of components and systems of new technologies and their applicability to forklift designs to address customer needs. Leadership is key to interacting with all aspects of the organization at a global level, including engineering, marketing, manufacturing, and procurement - as well as customers and suppliers - to move concepts to realities. Must be exceptional from a technical and project management perspective as well as possess the ability to develop, empower and engage teams to achieve exceptional results. Join our team as we take materials handling design to the next level.</text:p>
            <text:p/>
            <text:p>Responsibilities:</text:p>
            <text:p><text:s/></text:p>
            <text:p>Communication</text:p>
            <text:p><text:s/></text:p>
            <text:p/>
            <text:p>Solid presentation skills</text:p>
            <text:p>Effective verbal and written communication upward and downward within a matrix organization</text:p>
            <text:p>Communicate the appropriate level of information at all levels of the organization</text:p>
            <text:p>Influence and drive consensus to deliver programs which meet customer expectations on time, on budget, with high quality</text:p>
            <text:p/>
            <text:p>Program/Project Management</text:p>
            <text:p><text:s/></text:p>
            <text:p/>
            <text:p>Requirements management</text:p>
            <text:p>Schedule development and managed execution</text:p>
            <text:p>Resource planning and allocation management</text:p>
            <text:p>Risk Planning and Management</text:p>
            <text:p>Effective leadership of global, cross functional core teams</text:p>
            <text:p/>
            <text:p>Leadership</text:p>
            <text:p><text:s/></text:p>
            <text:p/>
            <text:p>Ownership of software development and test processes</text:p>
            <text:p>Proven experience taking customer level requirements and developing system and component level requirements/specification</text:p>
            <text:p>Supplier management and relations</text:p>
            <text:p>Demonstrate ability to set direction, inspire, motivate and persuade.</text:p>
            <text:p>Contribute to short-term execution and long-term business planning.</text:p>
            <text:p>Identify coaches and develop individuals.</text:p>
            <text:p>Guide and convey a strong sense of purpose to the team, bringing people together to successfully deliver customer solutions.</text:p>
            <text:p>Motivate and lead global teams through empowerment, development, and exceptional communication skills</text:p>
            <text:p/>
            <text:p>QUALIFICATIONS:</text:p>
            <text:p><text:s/></text:p>
            <text:p>B.S degree in Engineering (Electrical Engineering preferred), Master's Degree preferred</text:p>
            <text:p>15+ years of industry experience in product development and management including:</text:p>
            <text:p><text:s/></text:p>
            <text:p/>
            <text:p>Embedded systems development including custom hardware and software</text:p>
            <text:p>Strong software skills utilizing both Model Based/Autocode development and C programming</text:p>
            <text:p>PMI PMP Certification preferred</text:p>
            <text:p>Application of software distribution to manufacturing systems</text:p>
            <text:p>Leading technical teams with solid project management skills</text:p>
            <text:p>A proven track record of delivering high quality projects on time, on schedule, and on budget with high quality</text:p>
            <text:p>Industrial Automotive/Mobile Equipment electronics and control system experience</text:p>
            <text:p>Knowledge of sensors and wiring systems</text:p>
            <text:p/>
            <text:p/>
            <text:p>Deep understanding of vehicle communication networks including CANbus and associate protocols</text:p>
            <text:p>Decision Making: Exhibit good judgment and a realistic understanding of issues; demonstrate ability to take decisive actions to develop product and to overcome potential project roadblocks.</text:p>
            <text:p>Teamwork and Flexibility: Function well in a team environment by working well with other employees and other departments. Solicit opinions from coworkers, support group decisions, and display team spirit. Be open minded and flexible enough to work effectively in a dynamic environment where project priorities may shift in response to customer or company needs.</text:p>
            <text:p/>
            <text:p><text:s/></text:p>
            <text:p>We are an equal opportunity employer with an excellent benefit package including medical, dental and life insurance, 401(k) and profit sharing.</text:p>
            <text:p><text:s/></text:p>
            <text:p>EOE/Minorities/Females/Veterans/Disabled</text:p>
          </table:table-cell>
          <table:table-cell office:value-type="string">
            <text:p>null</text:p>
          </table:table-cell>
          <table:table-cell table:number-columns-repeated="28"/>
        </table:table-row>
        <table:table-row table:style-name="ro12">
          <table:table-cell office:value-type="string">
            <text:p>Senior Software Engineer I</text:p>
          </table:table-cell>
          <table:table-cell office:value-type="string">
            <text:p><text:s/>Embedded...</text:p>
          </table:table-cell>
          <table:table-cell office:value-type="string">
            <text:p>https://www.linkedin.com/jobs?viewJob=&amp;jobId=70702920&amp;refId=5aaf799d-a1e6-4797-b651-4d9e0c6b4b3b&amp;trk=jobs_home_click_jymbii</text:p>
          </table:table-cell>
          <table:table-cell office:value-type="string">
            <text:p>Senior Software Engineer I</text:p>
          </table:table-cell>
          <table:table-cell office:value-type="string">
            <text:p><text:s/>Embedded Software</text:p>
          </table:table-cell>
          <table:table-cell office:value-type="string">
            <text:p>null</text:p>
          </table:table-cell>
          <table:table-cell office:value-type="string">
            <text:p>Beaverton</text:p>
          </table:table-cell>
          <table:table-cell office:value-type="string">
            <text:p><text:s/>OR</text:p>
          </table:table-cell>
          <table:table-cell office:value-type="string">
            <text:p>Full-time</text:p>
          </table:table-cell>
          <table:table-cell office:value-type="string">
            <text:p>Computer Networking</text:p>
          </table:table-cell>
          <table:table-cell office:value-type="string">
            <text:p><text:s/>Computer Hardware</text:p>
          </table:table-cell>
          <table:table-cell office:value-type="string">
            <text:p><text:s/>Computer Software</text:p>
          </table:table-cell>
          <table:table-cell office:value-type="string">
            <text:p>/jobs2/view/externalApply/70702920?trk=jobs_home_click_jymbii&amp;refId=5aaf799d-a1e6-4797-b651-4d9e0c6b4b3b&amp;url=http%3A%2F%2Fwww.ixiacom.com%2Fabout-us%2Fcareers-overview%2Fsearch-our-jobs&amp;urlHash=yNsD&amp;csrfToken=ajax%3A1446059594081374591</text:p>
          </table:table-cell>
          <table:table-cell office:value-type="string">
            <text:p>Senior Software Engineer I, Embedded Software  Location:  Beaverton, OR Position ID#  P022382   Ixia is expanding our Engineering team.  The successful candidate will work as a part of a focused team creating industry-leading test equipment for the wireless industry.    Position Description: As an Embedded Software Development Engineer, you will play a key role in defining and developing products for testing leading-edge wireless communication equipment.  In addition, as a key member of the engineering team, you will be involved in all aspects of the product development including; architecture, simulation, design, design verification and introduction into manufacturing.  In this position will work closely with other hardware, software, system, FPGA and DSP engineers. This position is for an engineer who enjoys working the guts of the SOC and thrives on delivering solutions at the highest performance level.</text:p>
          </table:table-cell>
          <table:table-cell office:value-type="string">
            <text:p>BSEE with 5+ years or MSEE/Ph.D with 3+ years of relevant experience or equivalent.    The successful candidate will be able to demonstrate proficiency in the following areas: Excellent C/C++ programming skills. In depth knowledge of Linux kernel internals and device drivers. Proven experience with solving real-time embedded issues</text:p>
          </table:table-cell>
          <table:table-cell office:value-type="string">
            <text:p><text:s/>including: threading</text:p>
          </table:table-cell>
          <table:table-cell office:value-type="string">
            <text:p><text:s/>optimization</text:p>
          </table:table-cell>
          <table:table-cell office:value-type="string">
            <text:p><text:s/>memory management</text:p>
          </table:table-cell>
          <table:table-cell office:value-type="string">
            <text:p><text:s/>interrupt handling</text:p>
          </table:table-cell>
          <table:table-cell office:value-type="string">
            <text:p><text:s/>etc. Very experienced with board bring-up using proprietary and freeware boot-loaders</text:p>
          </table:table-cell>
          <table:table-cell office:value-type="string">
            <text:p><text:s/>all the way up to embedded OS. Outstanding understanding of low level CPU architecture. Completely proficient with multi-core/multi-CPU environments. Demonstrated experience in developing Firmware and bring-up for Systems-on-Chips (SOC). Hands-on experience with bring-up of SoCs (preferably MIPS SoCs)is huge plus. Expertise in working with more than one Embedded Network (TCP/IP) Stacks and RTOS like VxWorks</text:p>
          </table:table-cell>
          <table:table-cell office:value-type="string">
            <text:p><text:s/>Embedded Linux</text:p>
          </table:table-cell>
          <table:table-cell office:value-type="string">
            <text:p><text:s/>ThreadX etc. Experience working with Linux network stack is highly desirable. Ability to work with embedded controller boards</text:p>
          </table:table-cell>
          <table:table-cell office:value-type="string">
            <text:p><text:s/>working knowledge of multicore processors like ARM</text:p>
          </table:table-cell>
          <table:table-cell office:value-type="string">
            <text:p><text:s/>PowerPC</text:p>
          </table:table-cell>
          <table:table-cell office:value-type="string">
            <text:p><text:s/>MIPS etc.</text:p>
          </table:table-cell>
          <table:table-cell office:value-type="string">
            <text:p><text:s/>and deep understanding of RTOS network stack internals. Experience in developing low level network drivers is mandatory. Experience in development</text:p>
          </table:table-cell>
          <table:table-cell office:value-type="string">
            <text:p><text:s/>debugging</text:p>
          </table:table-cell>
          <table:table-cell office:value-type="string">
            <text:p><text:s/>and productizing of large C based software projects. Expert in C programming language and debugging skills especially related networking and hardware issues. Experience in working IDE based environments. Strong background of networking protocols (TCP</text:p>
          </table:table-cell>
          <table:table-cell office:value-type="string">
            <text:p><text:s/>UDP</text:p>
          </table:table-cell>
          <table:table-cell office:value-type="string">
            <text:p><text:s/>IP etc) Knowledge of security protocols (IPsec</text:p>
          </table:table-cell>
          <table:table-cell office:value-type="string">
            <text:p><text:s/>SSL etc) Proficiency in C and OS/Kernel debugging skills are required. Algorithm and data structures expertise are required. Demonstrated ability to learn and explore new technology areas and applications Demonstrated ability to solve complex problems Excellent written and verbal communication skills Ability to work well in a team environment   Bonus Past working knowledge of Cavium MIPS based CPUs. Experienced with development using agile methodology. Expertise with industry standards such as IEEE 802.11 and IEEE 802.3</text:p>
          </table:table-cell>
          <table:table-cell office:value-type="string">
            <text:p>Ixia (NASDAQ: XXIA) provides application performance and security resilience solutions so that organizations can validate, secure and optimize their physical and virtual networks. Enterprises, service providers, network equipment manufacturers and governments worldwide rely on Ixia’s solutions to deploy new technologies and achieve efficient, secure ongoing operation of their networks.  With Ixia's powerful and versatile solutions, their global support,  and professional services staff, Ixia customers can focus on exceeding their customer’s expectations and achieving better business outcomes. Learn more at www.ixiacom.com.    A little about us Core Values: Ixia's Core Values are posted at every Ixia site in every location. Ixia employees use these values to guide their interactions with internal and external customers.  The Ixia Way: Wow our customers! Trust, respect, and develop our people! Listen and be open! Be passionate, courageous, and decisive! Win with teamwork and collaboration! Celebrate excellence! </text:p>
            <text:p>Diversity:  Ixia's strong and diverse workforce spreads across multiple continents. Because of our wide range of backgrounds, our employees always manage to bring fresh perspectives, increased creativity and superior problem-solving skills to Ixia. We cherish and embrace our employees' diversity of styles and perspectives and we can truthfully say that diversity is one of our biggest strengths.  Ixia is an Equal Opportunity Employer.   To make these advanced technologies, our company fosters creativity, encourages innovation, and rewards self-motivation and hard work. Our employees use their passion for excellence to help solve our customers’ toughest challenges.  Join the Ixia team and be a part of our future.  “This contactor abides by the requirements of 41 CFR 60-1.4(a), 60-300.5(a) and 60-741.5(a).  These regulations prohibit discrimination against qualified individuals based on their status as protected veterans or individuals with disabilities, and prohibit discrimination against all individuals based on their race, color, religion, sex, sexual orientation, gender identity or national origin.  Moreover, these regulations require that covered prime contractors and subcontractors take affirmative action to employ and advance in employment individuals without regard to race, color, religion, sex, sexual orientation, gender identity, national origin, disability or veteran status.”  “If an accommodation is needed to complete the application or interview process, please contact Staci Livesay at slivesay@ixiacom.com.” </text:p>
            <text:p> How to Apply:</text:p>
            <text:p><text:s/>To check out all our Career Opportunities and to apply, please visit  IXIA’s  Career  Page:    http://www.ixiacom.com/about-us/careers-overview/search-our-jobs</text:p>
          </table:table-cell>
          <table:table-cell table:number-columns-repeated="7"/>
        </table:table-row>
        <table:table-row table:style-name="ro9">
          <table:table-cell office:value-type="string">
            <text:p>Volunteer: Science fun with kids</text:p>
          </table:table-cell>
          <table:table-cell office:value-type="string">
            <text:p>https://www.linkedin.com/jobs?viewJob=&amp;jobId=71826314&amp;refId=5aaf799d-a1e6-4797-b651-4d9e0c6b4b3b&amp;trk=jobs_home_click_jymbii</text:p>
          </table:table-cell>
          <table:table-cell office:value-type="string">
            <text:p>Volunteer: Science fun with kids</text:p>
          </table:table-cell>
          <table:table-cell office:value-type="string">
            <text:p>Woodmere Sun School</text:p>
          </table:table-cell>
          <table:table-cell office:value-type="string">
            <text:p>Portland - OR</text:p>
          </table:table-cell>
          <table:table-cell office:value-type="string">
            <text:p>Volunteer</text:p>
          </table:table-cell>
          <table:table-cell office:value-type="string">
            <text:p>Civic &amp; Social Organization</text:p>
          </table:table-cell>
          <table:table-cell office:value-type="string">
            <text:p><text:s/>Nonprofit Organization Management</text:p>
          </table:table-cell>
          <table:table-cell office:value-type="string">
            <text:p>/jobs2/view/externalApply/71826314?trk=jobs_home_click_jymbii&amp;refId=5aaf799d-a1e6-4797-b651-4d9e0c6b4b3b&amp;url=http%3A%2F%2Fwww.volunteermatch.org%2Fsearch%2Fopp2140165.jsp%3Futm_source%3Dlinkedin%26utm_medium%3Ddirect%26utm_campaign%3Dlfg%26_sid%3Dlinkedinforgood&amp;urlHash=BWqm&amp;csrfToken=ajax%3A1446059594081374591</text:p>
          </table:table-cell>
          <table:table-cell office:value-type="string">
            <text:p>Want to get kids interested in Science? These afterschool classes come with curriculum and materials for a fun class filled with experiments. Great opportunity for those interested in teaching or just want to get kids interested in Science. It is lots of fun because you get to do the experiments with the students. There will be a training on making the experiments and class room management.</text:p>
            <text:p/>
            <text:p>This is a volunteer opportunity provided by VolunteerMatch, in partnership with LinkedIn for Good.</text:p>
          </table:table-cell>
          <table:table-cell office:value-type="string">
            <text:p>This position requires the following skills: General Education</text:p>
          </table:table-cell>
          <table:table-cell office:value-type="string">
            <text:p><text:s/>Math / Science Instruction</text:p>
          </table:table-cell>
          <table:table-cell office:value-type="string">
            <text:p><text:s/>Youth Services</text:p>
          </table:table-cell>
          <table:table-cell office:value-type="string">
            <text:p><text:s/>Child Development</text:p>
          </table:table-cell>
          <table:table-cell office:value-type="string">
            <text:p><text:s/>STEM</text:p>
          </table:table-cell>
          <table:table-cell office:value-type="string">
            <text:p>Woodmere SUN is here to provide low income families with many levels of help with having a stable houshold. We help with free afterschool programing helping parents save money on childcare. We hold educational workshops helping families gain important knowledge. We provide fun and free family events so families have fun nights without paying a lot. We have parent meetings where parents get to meet each other and learn more about resources in the community they live in. We do a lot of different things to help families be successful.</text:p>
          </table:table-cell>
          <table:table-cell table:number-columns-repeated="24"/>
        </table:table-row>
        <table:table-row table:style-name="ro13">
          <table:table-cell office:value-type="string">
            <text:p>Tech Writer (Electrical Engineer</text:p>
          </table:table-cell>
          <table:table-cell office:value-type="string">
            <text:p><text:s/>video</text:p>
          </table:table-cell>
          <table:table-cell office:value-type="string">
            <text:p>...</text:p>
          </table:table-cell>
          <table:table-cell office:value-type="string">
            <text:p>https://www.linkedin.com/jobs?viewJob=&amp;jobId=68360175&amp;refId=5aaf799d-a1e6-4797-b651-4d9e0c6b4b3b&amp;trk=jobs_home_click_jymbii</text:p>
          </table:table-cell>
          <table:table-cell office:value-type="string">
            <text:p>Tech Writer (Electrical Engineer</text:p>
          </table:table-cell>
          <table:table-cell office:value-type="string">
            <text:p><text:s/>video</text:p>
          </table:table-cell>
          <table:table-cell office:value-type="string">
            <text:p><text:s/>multi-media)</text:p>
          </table:table-cell>
          <table:table-cell office:value-type="string">
            <text:p>Mentor Graphics</text:p>
          </table:table-cell>
          <table:table-cell office:value-type="string">
            <text:p>Wilsonville</text:p>
          </table:table-cell>
          <table:table-cell office:value-type="string">
            <text:p><text:s/>Oregon</text:p>
          </table:table-cell>
          <table:table-cell office:value-type="string">
            <text:p>Full-time</text:p>
          </table:table-cell>
          <table:table-cell office:value-type="string">
            <text:p>Computer Software</text:p>
          </table:table-cell>
          <table:table-cell office:value-type="string">
            <text:p><text:s/>Electrical/Electronic Manufacturing</text:p>
          </table:table-cell>
          <table:table-cell office:value-type="string">
            <text:p><text:s/>Writing and Editing</text:p>
          </table:table-cell>
          <table:table-cell office:value-type="string">
            <text:p>/jobs2/view/externalApply/68360175?trk=jobs_home_click_jymbii&amp;refId=5aaf799d-a1e6-4797-b651-4d9e0c6b4b3b&amp;url=http%3A%2F%2Fwww.aplitrak.com%2F%3Fadid%3DZG1hdGhpYXMuOTY2MTkuMTU1MEBtZW50b3JncmFwaGljcy5hcGxpdHJhay5jb20&amp;urlHash=kEZ1&amp;csrfToken=ajax%3A1446059594081374591</text:p>
          </table:table-cell>
          <table:table-cell office:value-type="string">
            <text:p>Company: Mentor Graphics Job Title: Technical Writer (Electrical Engineer, videos, multi-media) - 3593 Job Location: US - OR - Wilsonville Job Category: Technical Writing</text:p>
            <text:p/>
            <text:p><text:s/></text:p>
            <text:p/>
            <text:p/>
            <text:p>All qualified applicants will receive consideration for employment without regard to race, sex, sexual orientation, gender expression or identity, color, religion, national origin, disability or protected veteran status. </text:p>
            <text:p/>
            <text:p>Job Duties:</text:p>
            <text:p><text:s/>Your Experience Matters</text:p>
            <text:p>As technology grows increasingly complex, it takes a special combination of technical experience and effective communication skills to bridge the divide between the release of a new product and its adoption by customers. </text:p>
            <text:p>If you are an innovative and technically adept writer or engineer with strong communication skills, consider applying to Mentor Graphics as a Technical Writer. Use your technical background to maximum effect by developing realistic examples, tutorials, and multimedia content that quickly assists customers in using Mentor Graphics products. </text:p>
            <text:p>In this role, you will:</text:p>
            <text:p>- Work with the latest cutting-edge technology in front-end and back-end IC design tools</text:p>
            <text:p>- Develop interactive content that teaches customers how to get the most out of their tools</text:p>
            <text:p>- Take a leadership role in working with the product team to research and identify user tasks</text:p>
            <text:p><text:s/></text:p>
            <text:p>Job Qualifications:</text:p>
            <text:p>- BS/MS in Electrical Engineering</text:p>
            <text:p>- Familiarity with IC design flows, such as schematic capture, circuit simulation, layout, and verification, or a related field</text:p>
            <text:p>- Ability to write clearly and accurately and develop multimedia content (videos, online training, design examples, and more)</text:p>
            <text:p>- Excellent oral communication skills</text:p>
            <text:p>- Demonstrated ability to come up to speed quickly on a new project and balance multiple tasks</text:p>
          </table:table-cell>
          <table:table-cell office:value-type="string">
            <text:p>null</text:p>
          </table:table-cell>
          <table:table-cell table:number-columns-repeated="23"/>
        </table:table-row>
        <table:table-row table:style-name="ro4">
          <table:table-cell office:value-type="string">
            <text:p>Application Security Engineer</text:p>
          </table:table-cell>
          <table:table-cell office:value-type="string">
            <text:p>https://www.linkedin.com/jobs?viewJob=&amp;jobId=69967236&amp;refId=5aaf799d-a1e6-4797-b651-4d9e0c6b4b3b&amp;trk=jobs_home_click_jymbii</text:p>
          </table:table-cell>
          <table:table-cell office:value-type="string">
            <text:p>Application Security Engineer</text:p>
          </table:table-cell>
          <table:table-cell office:value-type="string">
            <text:p>New Relic</text:p>
          </table:table-cell>
          <table:table-cell office:value-type="string">
            <text:p><text:s/>Inc.</text:p>
          </table:table-cell>
          <table:table-cell office:value-type="string">
            <text:p>Portland</text:p>
          </table:table-cell>
          <table:table-cell office:value-type="string">
            <text:p><text:s/>OR</text:p>
          </table:table-cell>
          <table:table-cell office:value-type="string">
            <text:p><text:s/>-US</text:p>
          </table:table-cell>
          <table:table-cell office:value-type="string">
            <text:p>Full-time</text:p>
          </table:table-cell>
          <table:table-cell office:value-type="string">
            <text:p>Computer Software</text:p>
          </table:table-cell>
          <table:table-cell office:value-type="string">
            <text:p>/jobs2/view/externalApply/69967236?trk=jobs_home_click_jymbii&amp;refId=5aaf799d-a1e6-4797-b651-4d9e0c6b4b3b&amp;url=http%3A%2F%2Fhire.jobvite.com%2FCompanyJobs%2FApply.aspx%3Fc%3Dq6M9VfwG%26j%3Do0L40fwz%26s%3DLinkedIn&amp;urlHash=ZWVj&amp;csrfToken=ajax%3A1446059594081374591</text:p>
          </table:table-cell>
          <table:table-cell office:value-type="string">
            <text:p>New Relic</text:p>
            <text:p>Application Security Engineer</text:p>
            <text:p>Portland, OR</text:p>
            <text:p/>
            <text:p>Are you ready for your next security challenge? New Relic is growing our world-class security team, and you have the opportunity to be part of it!</text:p>
            <text:p/>
            <text:p>If you want to work in a dynamic environment with fast paced adoption of innovative technologies that creates a constant flow of new security challenges - then we have the job for you!</text:p>
            <text:p/>
            <text:p>We are looking for passionate security professionals that want to be part of an exciting company that values employee empowerment, experimentation, and work-life balance. The right person will be driven to solve complex security challenges, push their skills, and learn new ones.</text:p>
            <text:p/>
            <text:p>In this role, you will be responsible for promoting, designing, and evaluating application security in all phases of the development life cycle. You will work with groups and individuals from across the company, including development, support, and QA. More importantly, you will be on the leading edge of defining how to do security right in a continuous-deployment, cloud-based environment.</text:p>
            <text:p/>
            <text:p>In this role, your responsibilities will include:</text:p>
            <text:p/>
            <text:p>Identifying security issues and risks across New Relic's products and services via threat modeling, design and code reviews, and security testingWorking with engineers to build secure software, addressing and mitigating security issues and risksEvaluating designing, and implementing security tools and automation, including monitoringParticipating in security incident handlingEvangelizing and building awareness of security throughout the development organization, including providing training</text:p>
            <text:p>Skills and Experience needed to do the job:</text:p>
            <text:p/>
            <text:p>3 + years of Application Security experienceApplication development experience (Ruby, C, C++, C#, Java, Python, JavaScript, Perl)Strong scripting skills (Ruby, Python, JavaScript, Perl, shell scripting)Knowledge of OS (UNIX/OSX) and network fundamentalsExperience in application vulnerability assessment, both at the design and implementation levelIn-depth knowledge of HTTP and HTTPS, web security issues,Bachelor’s Degree in Computer Science, Computer Engineering, or related field, or equivalent experience</text:p>
            <text:p>It would be great if you have one of more of the following :</text:p>
            <text:p/>
            <text:p>Experience with service oriented architecturesProficiency in Ruby and/or JavaRails experienceDeep knowledge of J2EE SecurityExperience with SAMLApplication and networking penetration testing experienceDeep knowledge of mobile platform security </text:p>
            <text:p/>
            <text:p/>
            <text:p>To get started, click on the link below. To fast track your application, let us know in your cover letter why this job, product, and/or company is of particular interest to you. We look forward to talking!</text:p>
          </table:table-cell>
          <table:table-cell office:value-type="string">
            <text:p>null</text:p>
          </table:table-cell>
          <table:table-cell office:value-type="string">
            <text:p>New Relic is a software analytics company that, on behalf of our customers, makes sense of billions of metrics about millions of applications, all in real time. Our comprehensive SaaS-based solution for web and mobile applications consolidates the performance monitoring data into a single, powerful interface. Our customers use New Relic every day to optimize more millions of applications.</text:p>
            <text:p/>
            <text:p>New Relic is a San Francisco Best Places to Work award winner, an Oregon “Top Workplace” award winner, named a leader in the Gartner’s 2013 &amp; 2014 “Magic Quadrant” for APM companies, a Top 100 OnDemand Company, Best of SaaS (THINKStrategies), Top 100 Coolest Cloud Computing (CRN); 10 Cloud Management Companies to Watch (NetworkWorld) – the list of accolades goes on. More important than all of that: we provide challenging work, opportunities to learn, high quality teammates, a standard-setting product, and a company on the move.</text:p>
            <text:p/>
            <text:p>Our office is in the tech mecca of Portland, with easy commute access and a plethora of good eats and great coffee. We provide competitive compensation including equity and big-company benefits (medical, dental, etc.)— all while maintaining the energy, agility and fun of a start-up. We can help with relocation and are open to H1-B transfers.</text:p>
            <text:p/>
            <text:p>New Relic is most decidedly an equal opportunity employer. We eagerly seek applicants of diverse background and hire without regard to race, color, gender, religion, national origin, ancestry, citizenship, individuals with disabilities, age, sexual orientation, protected veterans, or any other characteristic protected by law. Note: Our stewardship of the data of many thousands of customers means that a criminal background check is required to join New Relic.</text:p>
          </table:table-cell>
          <table:table-cell table:number-columns-repeated="26"/>
        </table:table-row>
        <table:table-row table:style-name="ro9">
          <table:table-cell office:value-type="string">
            <text:p>Senior Applications Development Engineer (#...</text:p>
          </table:table-cell>
          <table:table-cell office:value-type="string">
            <text:p>https://www.linkedin.com/jobs?viewJob=&amp;jobId=70757398&amp;refId=5aaf799d-a1e6-4797-b651-4d9e0c6b4b3b&amp;trk=jobs_home_click_jymbii</text:p>
          </table:table-cell>
          <table:table-cell office:value-type="string">
            <text:p>Senior Applications Development Engineer (# 112500)</text:p>
          </table:table-cell>
          <table:table-cell office:value-type="string">
            <text:p>KLA-Tencor</text:p>
          </table:table-cell>
          <table:table-cell office:value-type="string">
            <text:p>Portland</text:p>
          </table:table-cell>
          <table:table-cell office:value-type="string">
            <text:p><text:s/>OR</text:p>
          </table:table-cell>
          <table:table-cell office:value-type="string">
            <text:p>Full-time</text:p>
          </table:table-cell>
          <table:table-cell office:value-type="string">
            <text:p>Semiconductors</text:p>
          </table:table-cell>
          <table:table-cell office:value-type="string">
            <text:p><text:s/>Electrical/Electronic Manufacturing</text:p>
          </table:table-cell>
          <table:table-cell/>
          <table:table-cell office:value-type="string">
            <text:p>Business Unit: The Optical Metrology Division products are used for optical overlay metrology. The portfolio of products includes unique solution packages which are based on hardware and software systems to enhance yield and effectiveness. As a world leader in its field of expertise, the division's products are the most advanced in performance (measurement accuracy of nanometers and below), reliability, ease of use and compatibility with other KLA-Tencor's products. KLA-Tencor (Israel) controls over 80% of the world market sales in its field, and its products are used by every major semiconductor manufacturer around the world. KLA-Tencor Israel is located in the Migdal Haemek Industrial Park.    Responsibilities: Developing advanced applications and algorithms for state of the art Optical Metrology systems. Overall responsibility starts at project inception and ends at the adoption in production by the customer Develop test cases; characterize customers defects, new products and/or features. Provide technical support in the development and implementation of customer applications dealing with Optical Metrology products and features Providing escalation support to onsite field service engineer; Leading and coordinating remote/local troubleshooting Developing recipes to model complex optical applications Providing application support and training to customers directly Presenting solutions to the customer Supporting Pre and Post Sale activities The ideal candidate will possess strong technical skills, be current in the customer use case domain, have excellent oral and written communication skills and the ability to work independently. Strong technical skills are required to understand the functionality and capabilities of these tools and for providing root cause analysis and potential solutions for customers. Such skills include (but are not limited to) techniques for data analysis/processing, statistical analysis as well as the ability to quickly pick up and understand customer requirements and processes.</text:p>
            <text:p><text:s/></text:p>
            <text:p>In addition, application engineers will manage in-house customer demonstrations and head-to-head (H2H) activities at customer facilities. Applications is responsible for generating best known method documents and other training material and transferring product knowledge to K-T's worldwide Field Applications team. Work closely with many organizations including engineering, sales and marketing within K-T and with customer engineers outside K-T.</text:p>
          </table:table-cell>
          <table:table-cell office:value-type="string">
            <text:p>Preferred Qualifications: PhD in Physics</text:p>
          </table:table-cell>
          <table:table-cell office:value-type="string">
            <text:p><text:s/>Optical Science/Engineering</text:p>
          </table:table-cell>
          <table:table-cell office:value-type="string">
            <text:p><text:s/>Chemical Engineering</text:p>
          </table:table-cell>
          <table:table-cell office:value-type="string">
            <text:p><text:s/>Physical Chemistry</text:p>
          </table:table-cell>
          <table:table-cell office:value-type="string">
            <text:p><text:s/>Electrical Engineering</text:p>
          </table:table-cell>
          <table:table-cell office:value-type="string">
            <text:p><text:s/>Materials Science Knowledge of at least one of the following is required: Optical systems</text:p>
          </table:table-cell>
          <table:table-cell office:value-type="string">
            <text:p><text:s/>Semiconductor processing and Fabrication</text:p>
          </table:table-cell>
          <table:table-cell office:value-type="string">
            <text:p><text:s/>Algorithm development and implementation in Matlab (or similar SW tool) Experience in the semi-conductor industry</text:p>
          </table:table-cell>
          <table:table-cell office:value-type="string">
            <text:p><text:s/>mainly in the lithography process – is an advantage Travel (on average ≤ 20%) will be required Self-driven</text:p>
          </table:table-cell>
          <table:table-cell office:value-type="string">
            <text:p><text:s/>yet a strong team player Work Location: Portland</text:p>
          </table:table-cell>
          <table:table-cell office:value-type="string">
            <text:p><text:s/>Oregon Minimum Qualifications: Bachelor's Level Degree with at least 5 years of experience OR Master's Level Degree with at least 3 years of experience OR Doctorate Kindly send your resume to raju.balaji@kla-tencor.com KLA-Tencor is an Equal Opportunity Employer.  Applicants will be considered for employment without regard to race</text:p>
          </table:table-cell>
          <table:table-cell office:value-type="string">
            <text:p><text:s/>color</text:p>
          </table:table-cell>
          <table:table-cell office:value-type="string">
            <text:p><text:s/>religion</text:p>
          </table:table-cell>
          <table:table-cell office:value-type="string">
            <text:p><text:s/>sex</text:p>
          </table:table-cell>
          <table:table-cell office:value-type="string">
            <text:p><text:s/>sexual orientation</text:p>
          </table:table-cell>
          <table:table-cell office:value-type="string">
            <text:p><text:s/>gender identity</text:p>
          </table:table-cell>
          <table:table-cell office:value-type="string">
            <text:p><text:s/>national origin</text:p>
          </table:table-cell>
          <table:table-cell office:value-type="string">
            <text:p><text:s/>protected veteran status</text:p>
          </table:table-cell>
          <table:table-cell office:value-type="string">
            <text:p><text:s/>disability</text:p>
          </table:table-cell>
          <table:table-cell office:value-type="string">
            <text:p><text:s/>or any other characteristics protected by applicable law.</text:p>
          </table:table-cell>
          <table:table-cell office:value-type="string">
            <text:p>KLA-Tencor Corporation</text:p>
          </table:table-cell>
          <table:table-cell office:value-type="string">
            <text:p><text:s/>a leading provider of process control and yield management solutions</text:p>
          </table:table-cell>
          <table:table-cell office:value-type="string">
            <text:p><text:s/>partners with customers around the world to develop state-of-the-art inspection and metrology technologies. These technologies serve the semiconductor</text:p>
          </table:table-cell>
          <table:table-cell office:value-type="string">
            <text:p><text:s/>data storage</text:p>
          </table:table-cell>
          <table:table-cell office:value-type="string">
            <text:p><text:s/>LED</text:p>
          </table:table-cell>
          <table:table-cell office:value-type="string">
            <text:p><text:s/>and other related nanoelectronics industries. With a portfolio of industry-standard products and a team of world-class engineers and scientists</text:p>
          </table:table-cell>
          <table:table-cell office:value-type="string">
            <text:p><text:s/>the company has created superior solutions for its customers for more than 35 years. Headquartered in Milpitas</text:p>
          </table:table-cell>
          <table:table-cell office:value-type="string">
            <text:p><text:s/>California</text:p>
          </table:table-cell>
          <table:table-cell office:value-type="string">
            <text:p><text:s/>KLA-Tencor has dedicated customer operations and service centers around the world. Additional information may be found at www.kla-tencor.com</text:p>
          </table:table-cell>
        </table:table-row>
        <table:table-row table:style-name="ro14">
          <table:table-cell office:value-type="string">
            <text:p>Software Engineer: Configuration Management</text:p>
          </table:table-cell>
          <table:table-cell office:value-type="string">
            <text:p>https://www.linkedin.com/jobs?viewJob=&amp;jobId=70798717&amp;refId=5aaf799d-a1e6-4797-b651-4d9e0c6b4b3b&amp;trk=jobs_home_click_jymbii</text:p>
          </table:table-cell>
          <table:table-cell office:value-type="string">
            <text:p>Software Engineer: Configuration Management</text:p>
          </table:table-cell>
          <table:table-cell office:value-type="string">
            <text:p>CompuCom</text:p>
          </table:table-cell>
          <table:table-cell office:value-type="string">
            <text:p>Hillsboro </text:p>
          </table:table-cell>
          <table:table-cell office:value-type="string">
            <text:p><text:s/>OR</text:p>
          </table:table-cell>
          <table:table-cell office:value-type="string">
            <text:p>Full-time</text:p>
          </table:table-cell>
          <table:table-cell office:value-type="string">
            <text:p>Computer Software</text:p>
          </table:table-cell>
          <table:table-cell office:value-type="string">
            <text:p><text:s/>Information Technology and Services</text:p>
          </table:table-cell>
          <table:table-cell office:value-type="string">
            <text:p>/jobs2/view/externalApply/70798717?trk=jobs_home_click_jymbii&amp;refId=5aaf799d-a1e6-4797-b651-4d9e0c6b4b3b&amp;url=http%3A%2F%2Fcompucom.mobolt.com%2Fstart_application%3FreqId%3DBBBH80708%26mode%3Djob%26iis%3DJob%2BBoard%26iisn%3DLinkedIn&amp;urlHash=bTxR&amp;csrfToken=ajax%3A1446059594081374591</text:p>
          </table:table-cell>
          <table:table-cell office:value-type="string">
            <text:p>Software Engineer—Hillsboro, OR—Contract Opportunity</text:p>
            <text:p/>
            <text:p>Take your career to the next level with CompuCom. We offer jobs with Fortune 1000 companies nationwide, AND invest in your career development through our generous, annual training contribution.</text:p>
            <text:p/>
            <text:p>Looking for an experienced Devops / Configuration Management Engineer responsible for maintaining the health of the software repositories, ensuring that the software can be successfully built and deployed to servers on AWS.</text:p>
            <text:p/>
            <text:p>Qualifications include: </text:p>
            <text:p/>
            <text:p><text:s text:c="2"/>3 to 4 years’ experience managing software configuration systems like Git Experience with continuous integration systems like TeamCity 3 to 4 years’ experience with scripting languages like Perl and Python Demonstrated experience with Amazon Web Services (AWS) and its services, i.e. EC2 and RDS Experience with web servers like Nginx and Python web frameworks like Django Experience working in an Agile / Scrum environment Excellent support and troubleshooting experience <text:s/></text:p>
            <text:p>Please include a daytime phone number where you can best be reached along with your resume. Please also include a brief cover letter outlining your experience as related to this job requirement. CompuCom is an Equal Opportunity Employer. No 3rd party / recruiters please. W2 only, no Corp to Corp. We are unable to sponsor H1B visas at this time. </text:p>
            <text:p/>
            <text:p>CompuCom Systems, Inc., a global company headquartered in Dallas, Texas, provides IT managed services, infrastructure solutions, consulting and products to Fortune 1000 companies committed to enhancing their end users’ experience. Founded in 1987, privately held CompuCom employs approximately 11,500 associates. For more information, visit www.compucom.com .</text:p>
          </table:table-cell>
          <table:table-cell office:value-type="string">
            <text:p>null</text:p>
          </table:table-cell>
          <table:table-cell office:value-type="string">
            <text:p>CompuCom</text:p>
          </table:table-cell>
          <table:table-cell office:value-type="string">
            <text:p><text:s/>the leading IT outsourcing specialist</text:p>
          </table:table-cell>
          <table:table-cell office:value-type="string">
            <text:p><text:s/>delivers IT your way. Our clients like working with us because they know that</text:p>
          </table:table-cell>
          <table:table-cell office:value-type="string">
            <text:p><text:s/>with CompuCom</text:p>
          </table:table-cell>
          <table:table-cell office:value-type="string">
            <text:p><text:s/>it's all about you. Our unique ITSM strategy blends your data center</text:p>
          </table:table-cell>
          <table:table-cell office:value-type="string">
            <text:p><text:s/>network</text:p>
          </table:table-cell>
          <table:table-cell office:value-type="string">
            <text:p><text:s/>voice</text:p>
          </table:table-cell>
          <table:table-cell office:value-type="string">
            <text:p><text:s/>and end user computing environments in an innovative fashion. This radically simplifies your IT</text:p>
          </table:table-cell>
          <table:table-cell office:value-type="string">
            <text:p><text:s/>allowing you to focus on growing your business and serving your customers. We are highly regarded by worldwide and regional organizations alike for our pragmatic approach</text:p>
          </table:table-cell>
          <table:table-cell office:value-type="string">
            <text:p><text:s/>best practices</text:p>
          </table:table-cell>
          <table:table-cell office:value-type="string">
            <text:p><text:s/>and highly skilled workforce. This balance provides the perfect alternative to address the evolving challenges facing you</text:p>
          </table:table-cell>
          <table:table-cell office:value-type="string">
            <text:p><text:s/>today and in the future. More than a trusted advisor</text:p>
          </table:table-cell>
          <table:table-cell office:value-type="string">
            <text:p><text:s/>CompuCom is your trusted doer.</text:p>
          </table:table-cell>
          <table:table-cell table:number-columns-repeated="15"/>
        </table:table-row>
        <table:table-row table:style-name="ro15">
          <table:table-cell office:value-type="string">
            <text:p>DevOps Software Engineer- Remote</text:p>
          </table:table-cell>
          <table:table-cell office:value-type="string">
            <text:p>https://www.linkedin.com/jobs?viewJob=&amp;jobId=67417623&amp;refId=5aaf799d-a1e6-4797-b651-4d9e0c6b4b3b&amp;trk=jobs_home_click_jymbii</text:p>
          </table:table-cell>
          <table:table-cell office:value-type="string">
            <text:p>DevOps Software Engineer- Remote</text:p>
          </table:table-cell>
          <table:table-cell office:value-type="string">
            <text:p>Peak Hosting</text:p>
          </table:table-cell>
          <table:table-cell office:value-type="string">
            <text:p>Portland</text:p>
          </table:table-cell>
          <table:table-cell office:value-type="string">
            <text:p><text:s/>Oregon Area</text:p>
          </table:table-cell>
          <table:table-cell office:value-type="string">
            <text:p>Full-time</text:p>
          </table:table-cell>
          <table:table-cell office:value-type="string">
            <text:p>Information Technology and Services</text:p>
          </table:table-cell>
          <table:table-cell office:value-type="string">
            <text:p>/jobs2/view/externalApply/67417623?trk=jobs_home_click_jymbii&amp;refId=5aaf799d-a1e6-4797-b651-4d9e0c6b4b3b&amp;url=https%3A%2F%2Fhire.jobvite.com%2Fj%3Fcj%3Do8FeZfwK%26s%3DLinkedin&amp;urlHash=-ObP&amp;csrfToken=ajax%3A1446059594081374591</text:p>
          </table:table-cell>
          <table:table-cell office:value-type="string">
            <text:p>Play a key role on our engineering team creating tools to facilitate Operations-as-a-Service at Peak Hosting. We're committed to exceeding our customers' expectations by providing much more than just a hosting environment. We strive to provide our customers with everything they need to keep their infrastructure running and let them focus on growing their core business. We are looking for software engineers who are passionate about the DevOps philosophy -- especially creating automation to support operations functions.</text:p>
            <text:p><text:s/></text:p>
            <text:p/>
            <text:p>If you believe in: Eliminating manual system administration tasks thru automation Using best of breed software solutions - where appropriate Planning and implementing new technologies in a scalable, high uptime, and highly secure environment Delivering the best products by fully adopting Agile processes </text:p>
            <text:p/>
            <text:p>You can look forward to: Design, configure, implement, maintain, and monitor IT infrastructure and tools Work with systems engineering on new or updated features, deployment, and debugging tasks Keeping technically abreast of trends and advancements within area of specialization, incorporating these improvements where applicable Providing technical direction and guidance to less senior staff</text:p>
          </table:table-cell>
          <table:table-cell office:value-type="string">
            <text:p>The software engineer we seek will have 3+ years of relevant work experience, including: 3+ years developing automation solutions (Python, Ruby, PERL, Java, etc...) 2+ years interacting with RDBMS (MySQL/PostgreSQL/Oracle) 2+ years system administration (Linux/Windows) Exposure to network administration (SNMP, Cisco NX-OS/IOS, JUNOS, etc…) Exposure to automated configuration management (Puppet, Chef, or Ansible) Exposure to monitoring tools and instrumentation (Nagios, Zabbix, SolarWinds, etc…) Exposure to continuous build/deployment pipelines (Jenkins/Teamcity/Bamboo, GIT/SVN, Archiva/Nexus) Exposure to Service Oriented Architectures and RESTful API's Intense focus on quality (code reviews, testing, inter-team pairing, retrospectives) Exposure to Agile methodologies such as SCRUM, TDD and XP Experience with iterative development with close stakeholder involvement/communication Experience with automated testing (unit, integration, acceptance, performance) Experience improving internal processes thru analysis and check/adjust mindset Solid communication and documentation skills working with a remote team Written (chat, email, ticketing/project tracking systems, &amp; wiki's) Verbal (face-to-face, phone, Skype, Google Voice) Video (Skype, Google Hangouts, Webex) BS Degree or equivalent in computer science, electrical engineering, or related field is preferred </text:p>
            <text:p/>
            <text:p>Personality: Self-motivated, independent, hard worker seeking opportunities to learn and grow Service mentality focused on “What’s the most I can do?” vs. “What’s the least I can get away with?” Strong sense of self, comfortable working with other strongly motivated personalities. Small-company mentality with scrappy start-up work ethic. High energy personality looking to grow their skills and take on greater ownership and responsibility</text:p>
          </table:table-cell>
          <table:table-cell office:value-type="string">
            <text:p>About Peak Hosting Peak Hosting is a small</text:p>
          </table:table-cell>
          <table:table-cell office:value-type="string">
            <text:p><text:s/>nationally distributed</text:p>
          </table:table-cell>
          <table:table-cell office:value-type="string">
            <text:p><text:s/>managed hosting provider that has built an unmatched reputation as the Operations-as-a-Service leader. While other providers resort to hyperbole</text:p>
          </table:table-cell>
          <table:table-cell office:value-type="string">
            <text:p><text:s/>we rely on facts: over the past decade</text:p>
          </table:table-cell>
          <table:table-cell office:value-type="string">
            <text:p><text:s/>Peak Hosting’s consulting arm has architected</text:p>
          </table:table-cell>
          <table:table-cell office:value-type="string">
            <text:p><text:s/>built</text:p>
          </table:table-cell>
          <table:table-cell office:value-type="string">
            <text:p><text:s/>and maintained the networks of the largest and most well-known video streaming</text:p>
          </table:table-cell>
          <table:table-cell office:value-type="string">
            <text:p><text:s/>social media</text:p>
          </table:table-cell>
          <table:table-cell office:value-type="string">
            <text:p><text:s/>dating</text:p>
          </table:table-cell>
          <table:table-cell office:value-type="string">
            <text:p><text:s/>gaming</text:p>
          </table:table-cell>
          <table:table-cell office:value-type="string">
            <text:p><text:s/>and web portal companies.</text:p>
          </table:table-cell>
          <table:table-cell table:number-columns-repeated="18"/>
        </table:table-row>
        <table:table-row table:style-name="ro15">
          <table:table-cell office:value-type="string">
            <text:p>Electrical Engineer 2</text:p>
          </table:table-cell>
          <table:table-cell office:value-type="string">
            <text:p>https://www.linkedin.com/jobs?viewJob=&amp;jobId=70765919&amp;refId=5aaf799d-a1e6-4797-b651-4d9e0c6b4b3b&amp;trk=jobs_home_click_jymbii</text:p>
          </table:table-cell>
          <table:table-cell office:value-type="string">
            <text:p>Electrical Engineer 2</text:p>
          </table:table-cell>
          <table:table-cell office:value-type="string">
            <text:p>Lam Research</text:p>
          </table:table-cell>
          <table:table-cell office:value-type="string">
            <text:p>Tualatin</text:p>
          </table:table-cell>
          <table:table-cell office:value-type="string">
            <text:p><text:s/>Oregon</text:p>
          </table:table-cell>
          <table:table-cell office:value-type="string">
            <text:p>Full-time</text:p>
          </table:table-cell>
          <table:table-cell office:value-type="string">
            <text:p>Computer Hardware</text:p>
          </table:table-cell>
          <table:table-cell office:value-type="string">
            <text:p><text:s/>Semiconductors</text:p>
          </table:table-cell>
          <table:table-cell/>
          <table:table-cell office:value-type="string">
            <text:p>Essential Functions and Duties </text:p>
            <text:p><text:s/>Part of Controls engineering working in Tualatin. Support DPG on new chamber design and development. Determine design approaches based on requirements and specification. Manage and sustain exising control system design. Job duty includes develop and maintain FW for various applications, including motion control, diagnostic displays and general IO cards. Generate schematic capture and direct layout/design activities. Verify accuracy of final documentation. Analyze and recommend components. The candidate is required to conduct performance test, timing test, analyze results, generate reports, design review and provide recommendations &amp; implementation at Lam or customer factories. Support DPG on escalation related to controls. </text:p>
            <text:p/>
            <text:p><text:s/>Qualifications </text:p>
            <text:p/>
            <text:p><text:s/>Must have a desire to learn new skills and work in a multi-disciplinary team. Desired Skill Set: Working knowledge of C, C++, Visual Basic, LabView, MATLAB (including Simulink and RealTime Workshop) and Digital Design Software. Experience working with Embedded Systems is desirable. Know schematic capture software such as ViewDraw. Feel comfortable on performing PCB rework and apply standard testing techniques. Minimum Education: BS in EE, Experience: 2 + Years applicable experience or equivalent. Previous semiconductor capital equipment experience is helpful.</text:p>
          </table:table-cell>
          <table:table-cell office:value-type="string">
            <text:p>null</text:p>
          </table:table-cell>
          <table:table-cell office:value-type="string">
            <text:p>Lam Research Corp. (NASDAQ:LRCX) is a trusted global supplier of innovative semiconductor manufacturing equipment and services to the world’s leading chipmakers. Lam’s advanced process technology is transforming the way semiconductor devices are made</text:p>
          </table:table-cell>
          <table:table-cell office:value-type="string">
            <text:p><text:s/>with atomic-scale features that are more than 1</text:p>
          </table:table-cell>
          <table:table-cell office:value-type="string">
            <text:p>000 times smaller than a grain of sand. We collaborate with customers to help them build smaller</text:p>
          </table:table-cell>
          <table:table-cell office:value-type="string">
            <text:p><text:s/>faster</text:p>
          </table:table-cell>
          <table:table-cell office:value-type="string">
            <text:p><text:s/>and more power-efficient devices that drive technology into everyday life. Lam focuses on solid product performance and value</text:p>
          </table:table-cell>
          <table:table-cell office:value-type="string">
            <text:p><text:s/>continuous innovation</text:p>
          </table:table-cell>
          <table:table-cell office:value-type="string">
            <text:p><text:s/>and a values-based culture that delivers on its commitments. It is why nearly every chip today is built with Lam technology.</text:p>
          </table:table-cell>
          <table:table-cell table:number-columns-repeated="21"/>
        </table:table-row>
        <table:table-row table:style-name="ro13">
          <table:table-cell office:value-type="string">
            <text:p>Mechanical Engineer College Graduate</text:p>
          </table:table-cell>
          <table:table-cell office:value-type="string">
            <text:p>https://www.linkedin.com/jobs?viewJob=&amp;jobId=68347757&amp;refId=5aaf799d-a1e6-4797-b651-4d9e0c6b4b3b&amp;trk=jobs_home_click_jymbii</text:p>
          </table:table-cell>
          <table:table-cell office:value-type="string">
            <text:p>Mechanical Engineer College Graduate</text:p>
          </table:table-cell>
          <table:table-cell office:value-type="string">
            <text:p>Intel</text:p>
          </table:table-cell>
          <table:table-cell office:value-type="string">
            <text:p>US-Oregon</text:p>
          </table:table-cell>
          <table:table-cell office:value-type="string">
            <text:p><text:s/>Hillsboro</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Semiconductors</text:p>
          </table:table-cell>
          <table:table-cell office:value-type="string">
            <text:p>/jobs2/view/externalApply/68347757?trk=jobs_home_click_jymbii&amp;refId=5aaf799d-a1e6-4797-b651-4d9e0c6b4b3b&amp;url=https%3A%2F%2Fintel.taleo.net%2Fcareersection%2Fjobdetail.ftl%3Fjob%3D771183%26src%3DUNV-11802&amp;urlHash=TWbw&amp;csrfToken=ajax%3A1446059594081374591</text:p>
          </table:table-cell>
          <table:table-cell office:value-type="string">
            <text:p>Job Description: As an Intel Mechanical Engineer, you will play a significant role in helping to develop the world's most revolutionary processors. You will join an elite group who work at our high-tech fabrication facilities worldwide, using state-of-the-art manufacturing processes and tools. Our Mechanical Engineer will make a big impact - delivering operational efficiency, maintenance, testing and commissioning solutions; effective collaboration with construction and operations teams. You will provide facilities engineering leadership to the site organizations in support of Safety, Reliability, Quality, and Environmental excellence. You will also provide Engineering and cost analysis for construction, maintenance of equipment, machinery, facilities systems, buildings, and structures. Whether it's building a factory or keeping Intel's manufacturing facilities operating to our high standards, we have the same goal of world class. If you enjoy working with the latest technology in a rewarding, fast-paced environment, a career as a Mechanical Engineer at Intel may be a great fit for you. </text:p>
            <text:p/>
            <text:p>Everywhere you go, you'll find an opportunity to make a difference. In any given workday, you will be given responsibility for creating a safe and productive environment. </text:p>
            <text:p/>
            <text:p>Qualifications</text:p>
            <text:p>Minimum Qualifications: </text:p>
            <text:p/>
            <text:p>* Bachelor of Science degree in Mechanical Engineering, Master of Science degree </text:p>
            <text:p/>
            <text:p>* Students who have completed at least one year of coursework, internship or relative job experience in disciplines such as: industrial heating, ventilation, air conditioning (HVAC) compressor, boiler, chiller, exhaust, design and construction of facility mechanical or Instrumentation and Control Systems. </text:p>
            <text:p/>
            <text:p>* Minimum GPA: 3.0, for college graduates</text:p>
            <text:p/>
            <text:p>* Applicants must have a legal right to work in the US without sponsorship </text:p>
            <text:p/>
            <text:p>Additional Qualifications: </text:p>
            <text:p/>
            <text:p>* Ability to communicate strategic and tactical concepts across a wide range of employees; engineering peers to operational technicians to management </text:p>
            <text:p/>
            <text:p>* Demonstrated application of sound engineering principles and technical problem solving </text:p>
            <text:p/>
            <text:p>* Good troubleshooting, teamwork and collaboration skills; good oral and written communication skills to work with all levels of management and a diverse customer base, including technical and non-technical partners.</text:p>
          </table:table-cell>
          <table:table-cell office:value-type="string">
            <text:p>null</text:p>
          </table:table-cell>
          <table:table-cell office:value-type="string">
            <text:p>Creating and extending computing technology to connect and enrich the lives of every person on Earth--that's our vision, is it yours? We are changing the world at Intel. Through our technical innovation, our endless efforts in education, environmental sustainability, healthcare, and much, much more. </text:p>
            <text:p/>
            <text:p>The range of computing products based on Intel® architecture goes beyond PCs and servers and extends to phones, tablets, consumer electronics devices, and more. We are the world's largest semiconductor chip maker, based on revenue. Platforms are designed and configured to work together to provide an optimized user computing solution--one that is seamless, connected and puts the user at the center. </text:p>
            <text:p/>
            <text:p>Step inside our world and you’ll find one brilliant mind after another working together in a spirit of collaboration that is simply contagious. And through this shared dedication—this culture of innovation and exploration—we do more than deliver the latest technologies. We deliver the future. See for yourself. Look Inside.</text:p>
          </table:table-cell>
          <table:table-cell table:number-columns-repeated="26"/>
        </table:table-row>
        <table:table-row table:style-name="ro16">
          <table:table-cell office:value-type="string">
            <text:p>Sr. Architect Machine Learning</text:p>
          </table:table-cell>
          <table:table-cell office:value-type="string">
            <text:p>https://www.linkedin.com/jobs?viewJob=&amp;jobId=71841981&amp;refId=5aaf799d-a1e6-4797-b651-4d9e0c6b4b3b&amp;trk=jobs_home_click_jymbii</text:p>
          </table:table-cell>
          <table:table-cell office:value-type="string">
            <text:p>Sr. Architect Machine Learning</text:p>
          </table:table-cell>
          <table:table-cell office:value-type="string">
            <text:p>Intel Security</text:p>
          </table:table-cell>
          <table:table-cell office:value-type="string">
            <text:p>Hillsboro </text:p>
          </table:table-cell>
          <table:table-cell office:value-type="string">
            <text:p><text:s/>Oregon </text:p>
          </table:table-cell>
          <table:table-cell office:value-type="string">
            <text:p><text:s/>USA</text:p>
          </table:table-cell>
          <table:table-cell office:value-type="string">
            <text:p>Full-time</text:p>
          </table:table-cell>
          <table:table-cell office:value-type="string">
            <text:p>Computer Software</text:p>
          </table:table-cell>
          <table:table-cell office:value-type="string">
            <text:p><text:s/>Information Technology and Services</text:p>
          </table:table-cell>
          <table:table-cell office:value-type="string">
            <text:p><text:s/>Computer &amp; Network Security</text:p>
          </table:table-cell>
          <table:table-cell office:value-type="string">
            <text:p>/jobs2/view/externalApply/71841981?trk=jobs_home_click_jymbii&amp;refId=5aaf799d-a1e6-4797-b651-4d9e0c6b4b3b&amp;url=http%3A%2F%2Fjobs.intelsecurity.com%2Fus%2Fall-north-america%2Fsoftware-engineering%2Fjobid8141140-sr.-architect-machine-learning%3F%26src%3DNGP-10109&amp;urlHash=scy8&amp;csrfToken=ajax%3A1446059594081374591</text:p>
          </table:table-cell>
          <table:table-cell office:value-type="string">
            <text:p>Sr. Architect: Machine Learning - 771065</text:p>
            <text:p/>
            <text:p>Description</text:p>
            <text:p/>
            <text:p>With a global research footprint, Intel Security Group provides the most comprehensive Global Threat Intelligence in the industry. Backed by a portfolio of more than 400 patents and a network of millions of sensors spanning the Internet, Intel Security Group delivers unparalleled protection against both known and emerging security threats via a complete suite of products and solutions. The Intel Security Group Anti-Malware Engineering team develops core technologies that are used across all products.</text:p>
            <text:p/>
            <text:p>As the Sr Architect, Machine learning, this position is a hands-on leadership role with technical responsibilities. This role requires a candidate with extensive hands on machine learning (ML) and analytics experience in order to succeed with the key responsibilities. A successful candidate would have a successful career in designing ML and analytics based solutions and would have displayed strategic thinking with decisiveness.</text:p>
            <text:p/>
            <text:p>The key responsibilities for this senior role include:</text:p>
            <text:p>- Design and develop ML based classifiers for Malware detection, Machine profiling and User behavior profiling and analysis</text:p>
            <text:p>- Will be responsible for carrying out feature engineering efforts used in the ML based solutions.</text:p>
            <text:p>- Lead a team of developers on developing a product that leverages ML and Graphical models for detecting anomalous or desired patterns.</text:p>
            <text:p>- Drive the Interface between analytics research team and the product development team.</text:p>
            <text:p>- Works closely with Product Management and program management in defining success metrics for analytics that will then be used by teams to manage effectiveness</text:p>
            <text:p/>
            <text:p>The ideal candidate should exhibit behavioral traits that indicate:</text:p>
            <text:p>- Ability to multi-task and stay organized in a dynamic work environment</text:p>
            <text:p>- Excellent Communication and Interpersonal Skills</text:p>
            <text:p>- Team management</text:p>
            <text:p/>
            <text:p>Qualifications</text:p>
            <text:p>You must possess the below minimum qualifications to be initially considered for this position. Preferred qualifications are in addition to the minimum requirements and are considered a plus factor in identifying top candidates. Experience listed below would be obtained through industry jobs and/or research experience.</text:p>
            <text:p/>
            <text:p>Minimum qualifications</text:p>
            <text:p>- Must have a BS, MS or PhD in Computer Science, Computer Engineering or related technical discipline</text:p>
            <text:p>- At the BS level-8 yrs, MS level-6 yrs and PhD-4yrs minimum experience in Machine Learning and Probabilistic Graphical models</text:p>
            <text:p>- Experience needed for this role would include:</text:p>
            <text:p>- Hands-on experience with Python/C++/R/Java program languages</text:p>
            <text:p>- Experience setting up and using distributed computing environments like Hadoop and Spark</text:p>
            <text:p>- A firm understanding of Probability and Stats to understand models like Naive Bayes, Gaussian Mixture Models, Hidden Markov Models, to name a few</text:p>
            <text:p>- A firm understanding of algorithm theory for discriminate models like SVMs, Logistic Regression and Kernels</text:p>
            <text:p/>
            <text:p>Preferred qualifications</text:p>
            <text:p>- experience/knowledge of reverse engineering, malware research, vulnerability research, and/or penetration testing</text:p>
            <text:p/>
            <text:p/>
            <text:p>TB-DIC</text:p>
            <text:p/>
            <text:p>Job Category : Software Engineering</text:p>
            <text:p>Primary Location : USA-Oregon, Hillsboro</text:p>
            <text:p/>
            <text:p>Full/Part Time : Full Time</text:p>
            <text:p>Job Type : Experienced</text:p>
            <text:p>Regular/Temporary : Regular</text:p>
            <text:p>Posting Date : Aug 11, 2015</text:p>
            <text:p>Apply Before : Sep 12, 2015</text:p>
            <text:p/>
            <text:p>Business Group The Intel Security Group combines employees from McAfee and Intel – people with security expertise in hardware, software, and solutions into one business unit focused on building hardware, software, services and end-to-end security solutions. Intel Security Group sets the stage for new levels of collaboration and innovation and will drive leadership in the industry by providing ubiquitous security and identity protection for people and businesses worldwide.</text:p>
            <text:p>Posting Statement : Intel prohibits discrimination based on race, color, religion, gender, national origin, age, disability, veteran status, marital status, pregnancy, gender expression or identity, sexual orientation or any other legally protected status.</text:p>
          </table:table-cell>
          <table:table-cell office:value-type="string">
            <text:p>null</text:p>
          </table:table-cell>
          <table:table-cell office:value-type="string">
            <text:p>McAfee is now part of Intel Security. </text:p>
            <text:p/>
            <text:p>With its Security Connected strategy, innovative approach to hardware-enhanced security, and unique Global Threat Intelligence, Intel Security is intensely focused on developing proactive, proven security solutions and services that protect systems, networks, and mobile devices for business and personal use around the world. </text:p>
            <text:p/>
            <text:p>Intel Security combines the experience and expertise of McAfee with the innovation and proven performance of Intel to make security an essential ingredient in every architecture and on every computing platform. Intel Security’s mission is to give everyone the confidence to live and work safely and securely in the digital world.</text:p>
          </table:table-cell>
          <table:table-cell table:number-columns-repeated="25"/>
        </table:table-row>
        <table:table-row table:style-name="ro4">
          <table:table-cell office:value-type="string">
            <text:p>Software Engineer</text:p>
          </table:table-cell>
          <table:table-cell office:value-type="string">
            <text:p>https://www.linkedin.com/jobs?viewJob=&amp;jobId=68347770&amp;refId=5aaf799d-a1e6-4797-b651-4d9e0c6b4b3b&amp;trk=jobs_home_click_jymbii</text:p>
          </table:table-cell>
          <table:table-cell office:value-type="string">
            <text:p>Software Engineer</text:p>
          </table:table-cell>
          <table:table-cell office:value-type="string">
            <text:p>Intel</text:p>
          </table:table-cell>
          <table:table-cell office:value-type="string">
            <text:p>US-Oregon</text:p>
          </table:table-cell>
          <table:table-cell office:value-type="string">
            <text:p><text:s/>Hillsboro</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Semiconductors</text:p>
          </table:table-cell>
          <table:table-cell office:value-type="string">
            <text:p>/jobs2/view/externalApply/68347770?trk=jobs_home_click_jymbii&amp;refId=5aaf799d-a1e6-4797-b651-4d9e0c6b4b3b&amp;url=https%3A%2F%2Fintel.taleo.net%2Fcareersection%2Fjobdetail.ftl%3Fjob%3D770837%26src%3DUNV-11802&amp;urlHash=oWnx&amp;csrfToken=ajax%3A1446059594081374591</text:p>
          </table:table-cell>
          <table:table-cell office:value-type="string">
            <text:p>About this position… </text:p>
            <text:p/>
            <text:p><text:s/>In this particular job opening, you will join an existing, small team of software engineers, to work on developing computational geometry algorithms to process and manipulate VLSI layout data. The constant challenge in this domain is to find ways to improve computational efficiency, increase processing bandwidth, and memory efficiency to keep up with the growth of data volume of VLSI layouts. Since the focus is to develop optimized, high-performance computational geometry algorithms, we require applicants to have a thorough understanding of algorithms, data structures, computational complexity, and how to design and write efficient and maintainable code - with expertise in parallel programming and/or computational geometry. </text:p>
            <text:p/>
            <text:p><text:s/>The ideal candidate should exhibit the following behavioral traits: <text:s/></text:p>
            <text:p/>
            <text:p><text:s/>- Ability to apply scientific methods to investigate problems and to reduce ambiguity in making technical decisions </text:p>
            <text:p/>
            <text:p>Qualifications</text:p>
            <text:p/>
            <text:p><text:s/>Qualifications: </text:p>
            <text:p/>
            <text:p><text:s/>You must possess the below minimum qualifications to be initially considered for this position. Qualifications listed as preferred or additional will be considered a plus factor for applicants. Experience would be obtained through internships or academic coursework. </text:p>
            <text:p/>
            <text:p><text:s/>Minimum Qualifications: </text:p>
            <text:p/>
            <text:p><text:s/>Ph.D. degree in Computer Science, Computer Engineering, or in an Engineering field related to silicon technology (with GPA &gt; 3.5) </text:p>
            <text:p/>
            <text:p><text:s/>Minimum of 3 years of experience in: </text:p>
            <text:p/>
            <text:p><text:s/>- Computer science, including design and analysis of algorithms and data structures </text:p>
            <text:p/>
            <text:p><text:s/>- Computational geometry, computer graphics, computer vision, machine learning, VLSI CAD; </text:p>
            <text:p>- Software development skills in C++ or some high level programming language; standard software engineering practices for version control, configuration management, testing, root cause analysis, and quality assurance</text:p>
          </table:table-cell>
          <table:table-cell office:value-type="string">
            <text:p>null</text:p>
          </table:table-cell>
          <table:table-cell office:value-type="string">
            <text:p>Creating and extending computing technology to connect and enrich the lives of every person on Earth--that's our vision, is it yours? We are changing the world at Intel. Through our technical innovation, our endless efforts in education, environmental sustainability, healthcare, and much, much more. </text:p>
            <text:p/>
            <text:p>The range of computing products based on Intel® architecture goes beyond PCs and servers and extends to phones, tablets, consumer electronics devices, and more. We are the world's largest semiconductor chip maker, based on revenue. Platforms are designed and configured to work together to provide an optimized user computing solution--one that is seamless, connected and puts the user at the center. </text:p>
            <text:p/>
            <text:p>Step inside our world and you’ll find one brilliant mind after another working together in a spirit of collaboration that is simply contagious. And through this shared dedication—this culture of innovation and exploration—we do more than deliver the latest technologies. We deliver the future. See for yourself. Look Inside.</text:p>
          </table:table-cell>
          <table:table-cell table:number-columns-repeated="26"/>
        </table:table-row>
        <table:table-row table:style-name="ro17">
          <table:table-cell office:value-type="string">
            <text:p>CPU LAB ENGINEER</text:p>
          </table:table-cell>
          <table:table-cell office:value-type="string">
            <text:p>https://www.linkedin.com/jobs?viewJob=&amp;jobId=65625397&amp;refId=5aaf799d-a1e6-4797-b651-4d9e0c6b4b3b&amp;trk=jobs_home_click_jymbii</text:p>
          </table:table-cell>
          <table:table-cell office:value-type="string">
            <text:p>CPU LAB ENGINEER</text:p>
          </table:table-cell>
          <table:table-cell office:value-type="string">
            <text:p>NVIDIA</text:p>
          </table:table-cell>
          <table:table-cell office:value-type="string">
            <text:p>Beaverton</text:p>
          </table:table-cell>
          <table:table-cell office:value-type="string">
            <text:p><text:s/>OR</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Consumer Electronics</text:p>
          </table:table-cell>
          <table:table-cell office:value-type="string">
            <text:p>/jobs2/view/externalApply/65625397?trk=jobs_home_click_jymbii&amp;refId=5aaf799d-a1e6-4797-b651-4d9e0c6b4b3b&amp;url=http%3A%2F%2Fjobsearch.nvidia.com%2Fpljb%2Fnvidia%2Fnvidiaemployment%2Fapplicant%2FjobClick.jsp%3Fcount%3D1%26id%3D11543&amp;urlHash=xDXl&amp;csrfToken=ajax%3A1446059594081374591</text:p>
          </table:table-cell>
          <table:table-cell office:value-type="string">
            <text:p>CPU LAB ENGINEER # 1831334</text:p>
            <text:p/>
            <text:p>The NVIDIA CPU Architecture group is looking for top talent to support the development and verification of cutting-edge mobile computer systems. Working in the CPU Architecture Lab, you will help ensure that NVIDIA's mobile SoCs remain in the forefront in terms of performance and power efficiency. As a lab engineer, you will enable, troubleshoot, and develop tests geared toward the validation of performance and power goals in the design and bring-up of new CPU systems. You will work with other team members to prepare and review accurate and useful data that both showcases our products, and sets direction for future designs.</text:p>
            <text:p/>
            <text:p>RESPONSIBILITIES:</text:p>
            <text:p>- Performance &amp; functional testing &amp; data collection/organization</text:p>
            <text:p>- Manual PCB rework &amp; debug</text:p>
            <text:p>- Test &amp; software tools development</text:p>
            <text:p>- Computer equipment &amp; tool support &amp; maintenance</text:p>
            <text:p/>
            <text:p>MINIMUM REQUIREMENTS:</text:p>
            <text:p>- B.S. Computer Science, Electrical Engineering, or equivalent education/experience</text:p>
            <text:p>- Familiarity with PCB rework &amp; debug</text:p>
            <text:p>- Strong knowledge of Windows, Linux, &amp; Android systems - use and maintenance</text:p>
            <text:p>- Programming &amp; Scripting experience - C/C++ and Python preferred</text:p>
            <text:p>- Knowledge of office applications - particularly Excel</text:p>
            <text:p>- Functional and/or performance test experience is a plus</text:p>
            <text:p>- Web development experience is a plus</text:p>
            <text:p/>
            <text:p>We are an AA/EEO/Veterans/Disabled employer</text:p>
          </table:table-cell>
          <table:table-cell office:value-type="string">
            <text:p>null</text:p>
          </table:table-cell>
          <table:table-cell office:value-type="string">
            <text:p>NVIDIA (Nasdaq: NVDA) is the world leader in visual computing technologies and the inventor of the GPU, a high-performance processor which generates breathtaking, interactive graphics on workstations, personal computers, game consoles, and mobile devices. </text:p>
            <text:p/>
            <text:p>NVIDIA serves the entertainment and consumer market with its GeForce® products, the professional design and visualization market with its Quadro products, and the high-performance computing market with its Tesla products. </text:p>
            <text:p/>
            <text:p>These products are transforming visually-rich and computationally-intensive applications such as video games, film production, broadcasting, industrial design, financial modeling, space exploration, and medical imaging.</text:p>
          </table:table-cell>
          <table:table-cell table:number-columns-repeated="26"/>
        </table:table-row>
        <table:table-row table:style-name="ro18">
          <table:table-cell office:value-type="string">
            <text:p>VPG Graphics Software Engineer Intern</text:p>
          </table:table-cell>
          <table:table-cell office:value-type="string">
            <text:p>https://www.linkedin.com/jobs?viewJob=&amp;jobId=69940920&amp;refId=5aaf799d-a1e6-4797-b651-4d9e0c6b4b3b&amp;trk=jobs_home_click_jymbii</text:p>
          </table:table-cell>
          <table:table-cell office:value-type="string">
            <text:p>VPG Graphics Software Engineer Intern</text:p>
          </table:table-cell>
          <table:table-cell office:value-type="string">
            <text:p>Intel</text:p>
          </table:table-cell>
          <table:table-cell office:value-type="string">
            <text:p>US-Oregon</text:p>
          </table:table-cell>
          <table:table-cell office:value-type="string">
            <text:p><text:s/>Hillsboro</text:p>
          </table:table-cell>
          <table:table-cell office:value-type="string">
            <text:p>Full-time</text:p>
          </table:table-cell>
          <table:table-cell office:value-type="string">
            <text:p>Computer Hardware</text:p>
          </table:table-cell>
          <table:table-cell office:value-type="string">
            <text:p><text:s/>Computer Software</text:p>
          </table:table-cell>
          <table:table-cell office:value-type="string">
            <text:p><text:s/>Semiconductors</text:p>
          </table:table-cell>
          <table:table-cell office:value-type="string">
            <text:p>/jobs2/view/externalApply/69940920?trk=jobs_home_click_jymbii&amp;refId=5aaf799d-a1e6-4797-b651-4d9e0c6b4b3b&amp;url=https%3A%2F%2Fintel.taleo.net%2Fcareersection%2Fjobdetail.ftl%3Fjob%3D772097%26src%3DUNV-11802&amp;urlHash=mfGg&amp;csrfToken=ajax%3A1446059594081374591</text:p>
          </table:table-cell>
          <table:table-cell office:value-type="string">
            <text:p>Intel's VPG (Visual &amp; Parallel Computing Group) power and performance team has immediate graduate intern positions to contribute to Intel Graphic's Roadmap. During these internships, you will be helping develop and validate Graphic software drivers for Intel's future PC, tablet and smartphone products for both Windows and Android. Your responsibilities will include but are not limited to: </text:p>
            <text:p>-Debugging Graphics software stack using Agile SW development methodologies </text:p>
            <text:p>-Working directly with new platforms to help determine if the hardware is working as expected </text:p>
            <text:p>-Contribute to improve operational efficiency by measuring, automating tests, analyzing data and debugging </text:p>
            <text:p>-Writing and executing automated &amp; manual test cases and documenting defects </text:p>
            <text:p>-Setting up test equipment and running experiments to help debug defects </text:p>
            <text:p/>
            <text:p>Internships are full-time employment for 6 to 12 months in duration. Willing to work around an intern's school schedule. Intern will be required to relocate to Hillsboro Oregon during the internship. </text:p>
            <text:p/>
            <text:p>Qualifications</text:p>
            <text:p>Must currently be enrolled in a graduate degree program. A MS in Computer Science or Computer Engineering preferred; Electrical Engineering degrees will also be considered. </text:p>
            <text:p/>
            <text:p>Highly Desired Skills: </text:p>
            <text:p/>
            <text:p>- C/C++ knowledge with object oriented experience in software development </text:p>
            <text:p>- Windows or Linux device driver development, validation and debugging </text:p>
            <text:p>- Embedded software development, hardware interaction, and pre-silicon or prototype platform development </text:p>
            <text:p>- Reading and understanding hardware block diagrams and schematics </text:p>
            <text:p>- General PC architecture and system-level debugging </text:p>
            <text:p>- Agile / Scrum SW product development methodologies </text:p>
            <text:p>- Test automation development </text:p>
            <text:p>- Scripting skills, such as PERL or Python </text:p>
            <text:p>- Working experience in one or more of the following areas: I/O device, USB, PCI, storage, audio/video, security, network, wireless communication</text:p>
          </table:table-cell>
          <table:table-cell office:value-type="string">
            <text:p>null</text:p>
          </table:table-cell>
          <table:table-cell office:value-type="string">
            <text:p>Creating and extending computing technology to connect and enrich the lives of every person on Earth--that's our vision, is it yours? We are changing the world at Intel. Through our technical innovation, our endless efforts in education, environmental sustainability, healthcare, and much, much more. </text:p>
            <text:p/>
            <text:p>The range of computing products based on Intel® architecture goes beyond PCs and servers and extends to phones, tablets, consumer electronics devices, and more. We are the world's largest semiconductor chip maker, based on revenue. Platforms are designed and configured to work together to provide an optimized user computing solution--one that is seamless, connected and puts the user at the center. </text:p>
            <text:p/>
            <text:p>Step inside our world and you’ll find one brilliant mind after another working together in a spirit of collaboration that is simply contagious. And through this shared dedication—this culture of innovation and exploration—we do more than deliver the latest technologies. We deliver the future. See for yourself. Look Inside.</text:p>
          </table:table-cell>
          <table:table-cell table:number-columns-repeated="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1">09/11/2015</text:date>, <text:time>01:4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1T01:42:47.96</dc:date>
    <meta:document-statistic meta:table-count="1" meta:cell-count="452" meta:object-count="0"/>
    <meta:generator>OpenOffice/4.1.1$Win32 OpenOffice.org_project/411m6$Build-9775</meta:generator>
  </office:meta>
</office:document-meta>
</file>